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0D200000041645FBC1B.png" manifest:media-type=""/>
  <manifest:file-entry manifest:full-path="Pictures/10000201000000D200000041BC5EBBCF.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false" fo:min-height="2.12cm" fo:min-width="19.82cm"/>
    </style:style>
    <style:style style:name="gr2" style:family="graphic">
      <style:graphic-properties style:protect="size"/>
    </style:style>
    <style:style style:name="gr3" style:family="graphic" style:parent-style-name="code">
      <style:graphic-properties draw:fill="solid" draw:fill-color="#ffffff"/>
    </style:style>
    <style:style style:name="gr4" style:family="graphic" style:parent-style-name="standard">
      <style:graphic-properties draw:stroke="none" draw:fill="none" draw:textarea-horizontal-align="justify" draw:textarea-vertical-align="middle" draw:auto-grow-height="false"/>
    </style:style>
    <style:style style:name="pr1" style:family="presentation" style:parent-style-name="freeipa_5f_upstream_5f_title-notes" style:list-style-name="L1">
      <style:graphic-properties draw:fill-color="#ffffff" draw:auto-grow-height="true" fo:min-height="12.572cm"/>
    </style:style>
    <style:style style:name="pr2" style:family="presentation" style:parent-style-name="freeipa_5f_upstream_5f_slide_5f_v2-title">
      <style:graphic-properties draw:auto-grow-height="true" fo:min-height="2.464cm"/>
    </style:style>
    <style:style style:name="pr3" style:family="presentation" style:parent-style-name="freeipa_5f_upstream_5f_slide_5f_v2-notes">
      <style:graphic-properties draw:fill-color="#ffffff" draw:auto-grow-height="true" fo:min-height="12.572cm"/>
    </style:style>
    <style:style style:name="pr4" style:family="presentation" style:parent-style-name="freeipa_5f_upstream_5f_slide_5f_v2-title">
      <style:graphic-properties fo:min-height="3.506cm"/>
    </style:style>
    <style:style style:name="co1" style:family="table-column">
      <style:table-column-properties style:column-width="9.141cm" style:use-optimal-column-width="false"/>
    </style:style>
    <style:style style:name="co2" style:family="table-column">
      <style:table-column-properties style:column-width="7.513cm" style:use-optimal-column-width="false"/>
    </style:style>
    <style:style style:name="co3" style:family="table-column">
      <style:table-column-properties style:column-width="8.529cm" style:use-optimal-column-width="false"/>
    </style:style>
    <style:style style:name="ro1" style:family="table-row">
      <style:table-row-properties style:row-height="1.407cm"/>
    </style:style>
    <style:style style:name="ro2" style:family="table-row">
      <style:table-row-properties style:row-height="2.597cm"/>
    </style:style>
    <style:style style:name="ro3" style:family="table-row">
      <style:table-row-properties style:row-height="2.665cm"/>
    </style:style>
    <style:style style:name="ce1" style:family="table-cell">
      <style:graphic-properties draw:fill-color="#e6e6e6" style:repeat="repeat" fo:padding-top="0.1cm" fo:padding-bottom="0.1cm" fo:padding-left="0.1cm" fo:padding-right="0.1cm"/>
      <style:paragraph-properties fo:text-align="center" fo:border-left="0.03pt solid #000000" fo:border-right="0.03pt solid #000000" fo:border-top="0.03pt solid #000000" fo:border-bottom="none"/>
      <style:text-properties fo:font-size="28pt" style:font-size-asian="28pt" style:font-size-complex="28pt"/>
    </style:style>
    <style:style style:name="ce2" style:family="table-cell">
      <style:graphic-properties draw:fill-color="#e6e6e6" style:repeat="repeat" fo:padding-top="0.1cm" fo:padding-bottom="0.1cm" fo:padding-left="0.1cm" fo:padding-right="0.1cm"/>
      <style:paragraph-properties fo:text-align="center" fo:border-left="0.03pt solid #000000" fo:border-right="0.03pt solid #000000" fo:border-top="0.03pt solid #000000" fo:border-bottom="none"/>
      <style:text-properties fo:font-size="28pt" fo:font-weight="bold" style:font-size-asian="28pt" style:font-weight-asian="bold" style:font-size-complex="28pt" style:font-weight-complex="bold"/>
    </style:style>
    <style:style style:name="ce3" style:family="table-cell">
      <style:graphic-properties draw:fill="none" style:repeat="repeat" fo:padding-top="0.1cm" fo:padding-bottom="0.1cm" fo:padding-left="0.1cm" fo:padding-right="0.1cm"/>
      <style:paragraph-properties fo:text-align="center" fo:border="0.03pt solid #000000"/>
      <style:text-properties style:use-window-font-color="true" fo:font-size="28pt" style:font-size-asian="28pt" style:font-size-complex="28pt"/>
    </style:style>
    <style:style style:name="ce4" style:family="table-cell">
      <style:graphic-properties draw:fill="none" style:repeat="repeat" draw:textarea-vertical-align="middle" fo:padding-top="0.1cm" fo:padding-bottom="0.1cm" fo:padding-left="0.1cm" fo:padding-right="0.1cm"/>
      <style:paragraph-properties fo:text-align="center" fo:border="0.03pt solid #000000"/>
      <style:text-properties style:use-window-font-color="true" fo:font-size="28pt" style:font-size-asian="28pt" style:font-size-complex="28pt"/>
    </style:style>
    <style:style style:name="ce5" style:family="table-cell">
      <style:graphic-properties draw:fill="none" style:repeat="repeat" fo:padding-top="0.1cm" fo:padding-bottom="0.1cm" fo:padding-left="0.1cm" fo:padding-right="0.1cm"/>
      <style:paragraph-properties fo:margin-left="0.654cm" fo:margin-right="0cm" fo:text-align="center" fo:text-indent="0cm" fo:border="0.03pt solid #000000"/>
      <style:text-properties style:use-window-font-color="true" fo:font-size="28pt" style:font-size-asian="28pt" style:font-size-complex="28pt"/>
    </style:style>
    <style:style style:name="ce6" style:family="table-cell">
      <style:graphic-properties draw:fill="none" style:repeat="repeat" draw:textarea-vertical-align="middle" fo:padding-top="0.1cm" fo:padding-bottom="0.1cm" fo:padding-left="0.1cm" fo:padding-right="0.1cm"/>
      <style:paragraph-properties fo:text-align="center" fo:border="0.03pt solid #000000"/>
      <style:text-properties style:use-window-font-color="true" fo:font-family="'Liberation Sans'" style:font-family-generic="swiss" style:font-pitch="variable" fo:font-size="28pt" style:font-size-asian="28pt" style:font-size-complex="28pt"/>
    </style:style>
    <style:style style:name="ce7" style:family="table-cell">
      <style:graphic-properties draw:fill="none" style:repeat="repeat" draw:textarea-vertical-align="middle" fo:padding-top="0.1cm" fo:padding-bottom="0.1cm" fo:padding-left="0.1cm" fo:padding-right="0.1cm"/>
      <style:paragraph-properties fo:margin-left="0.654cm" fo:margin-right="0cm" fo:text-align="center" fo:text-indent="0cm" fo:border="0.03pt solid #000000"/>
      <style:text-properties fo:font-family="'Liberation Sans'" style:font-family-generic="roman" style:font-pitch="variable" fo:font-size="28pt" style:letter-kerning="true" style:font-family-asian="'WenQuanYi Zen Hei Sharp'" style:font-family-generic-asian="system" style:font-pitch-asian="variable" style:font-size-asian="28pt" style:font-weight-asian="normal" style:font-family-complex="'Lohit Devanagari'" style:font-family-generic-complex="system" style:font-pitch-complex="variable" style:font-size-complex="28pt"/>
    </style:style>
    <style:style style:name="ce8" style:family="table-cell">
      <style:graphic-properties draw:fill="none" style:repeat="repeat" draw:textarea-vertical-align="middle" fo:padding-top="0.1cm" fo:padding-bottom="0.1cm" fo:padding-left="0.1cm" fo:padding-right="0.1cm"/>
      <style:paragraph-properties fo:margin-left="0.654cm" fo:margin-right="0cm" fo:text-align="center" fo:text-indent="0cm" fo:border="0.03pt solid #000000">
        <style:tab-stops>
          <style:tab-stop style:position="11.113cm"/>
        </style:tab-stops>
      </style:paragraph-properties>
      <style:text-properties fo:font-family="'Liberation Sans'" style:font-family-generic="roman" style:font-pitch="variable" fo:font-size="28pt" style:letter-kerning="true" style:font-family-asian="'WenQuanYi Zen Hei Sharp'" style:font-family-generic-asian="system" style:font-pitch-asian="variable" style:font-size-asian="28pt" style:font-weight-asian="normal" style:font-family-complex="'Lohit Devanagari'" style:font-family-generic-complex="system" style:font-pitch-complex="variable" style:font-size-complex="28pt"/>
    </style:style>
    <style:style style:name="P1" style:family="paragraph">
      <style:paragraph-properties fo:margin-left="0cm" fo:margin-right="0cm" fo:line-height="150%" fo:text-align="start" fo:text-indent="0cm"/>
      <style:text-properties fo:color="#004586" fo:text-shadow="1pt 1pt"/>
    </style:style>
    <style:style style:name="P2" style:family="paragraph">
      <style:paragraph-properties fo:margin-left="0cm" fo:margin-right="0cm" fo:line-height="150%" fo:text-align="start" fo:text-indent="0cm"/>
      <style:text-properties fo:color="#004586" fo:font-size="18pt" fo:text-shadow="1pt 1pt"/>
    </style:style>
    <style:style style:name="P3" style:family="paragraph">
      <style:paragraph-properties fo:margin-left="0cm" fo:margin-right="0cm" fo:text-indent="0cm"/>
      <style:text-properties fo:font-size="20pt"/>
    </style:style>
    <style:style style:name="P4" style:family="paragraph">
      <style:text-properties fo:font-size="20pt"/>
    </style:style>
    <style:style style:name="P5" style:family="paragraph">
      <style:text-properties fo:font-size="26pt" style:font-size-asian="26pt" style:font-size-complex="26pt"/>
    </style:style>
    <style:style style:name="P6" style:family="paragraph">
      <style:text-properties fo:font-size="24pt" style:font-size-asian="24pt" style:font-size-complex="24pt"/>
    </style:style>
    <style:style style:name="P7" style:family="paragraph">
      <style:text-properties fo:font-size="20pt" style:font-size-asian="20pt" style:font-size-complex="20pt"/>
    </style:style>
    <style:style style:name="P8" style:family="paragraph">
      <style:paragraph-properties fo:text-align="center"/>
    </style:style>
    <style:style style:name="P9" style:family="paragraph">
      <style:paragraph-properties fo:margin-left="1.245cm" fo:margin-right="0cm" fo:text-align="start" fo:text-indent="0cm"/>
    </style:style>
    <style:style style:name="P10" style:family="paragraph">
      <style:paragraph-properties fo:margin-left="1.245cm" fo:margin-right="0cm" fo:text-align="start" fo:text-indent="0cm">
        <style:tab-stops>
          <style:tab-stop style:position="1.152cm"/>
        </style:tab-stops>
      </style:paragraph-properties>
    </style:style>
    <style:style style:name="P11" style:family="paragraph">
      <style:paragraph-properties fo:margin-left="1.214cm" fo:margin-right="0cm" fo:text-align="start" fo:text-indent="0cm"/>
    </style:style>
    <style:style style:name="P12" style:family="paragraph">
      <style:paragraph-properties fo:margin-left="0.654cm" fo:margin-right="0cm" fo:text-align="center" fo:text-indent="0cm">
        <style:tab-stops>
          <style:tab-stop style:position="11.113cm"/>
        </style:tab-stops>
      </style:paragraph-properties>
    </style:style>
    <style:style style:name="P13" style:family="paragraph">
      <style:paragraph-properties fo:margin-left="0.654cm" fo:margin-right="0cm" fo:text-align="center" fo:text-indent="0cm"/>
    </style:style>
    <style:style style:name="P14" style:family="paragraph">
      <style:paragraph-properties fo:text-align="start"/>
    </style:style>
    <style:style style:name="P15" style:family="paragraph">
      <style:text-properties fo:font-size="28pt" style:font-size-asian="28pt" style:font-size-complex="28pt"/>
    </style:style>
    <style:style style:name="P16" style:family="paragraph">
      <style:text-properties fo:font-size="20pt" fo:font-weight="normal" style:font-size-asian="20pt" style:font-weight-asian="normal" style:font-size-complex="20pt" style:font-weight-complex="normal"/>
    </style:style>
    <style:style style:name="T1" style:family="text">
      <style:text-properties fo:color="#004586" fo:font-family="'Liberation Sans'" style:font-family-generic="swiss" style:font-pitch="variable" fo:font-size="40pt" fo:text-shadow="1pt 1pt" fo:font-weight="bold" style:font-size-asian="40pt" style:font-weight-asian="bold" style:font-size-complex="40pt" style:font-weight-complex="bold"/>
    </style:style>
    <style:style style:name="T2" style:family="text">
      <style:text-properties fo:color="#004586" fo:font-family="'Liberation Sans'" style:font-family-generic="swiss" style:font-pitch="variable" fo:font-size="32pt" fo:text-shadow="1pt 1pt" fo:font-weight="normal" style:font-size-asian="32pt" style:font-weight-asian="normal" style:font-size-complex="32pt" style:font-weight-complex="normal"/>
    </style:style>
    <style:style style:name="T3" style:family="text">
      <style:text-properties fo:color="#004586" fo:font-family="'Liberation Sans'" style:font-family-generic="swiss" style:font-pitch="variable" fo:font-size="26pt" fo:font-style="italic" fo:text-shadow="1pt 1pt" fo:font-weight="normal" style:font-size-asian="26pt" style:font-style-asian="italic" style:font-weight-asian="normal" style:font-size-complex="26pt" style:font-style-complex="italic" style:font-weight-complex="normal"/>
    </style:style>
    <style:style style:name="T4" style:family="text">
      <style:text-properties fo:font-weight="bold" style:font-weight-asian="bold" style:font-weight-complex="bold"/>
    </style:style>
    <style:style style:name="T5" style:family="text">
      <style:text-properties fo:font-family="'Liberation Mono'" style:font-family-generic="modern" style:font-pitch="fixed"/>
    </style:style>
    <style:style style:name="T6" style:family="text">
      <style:text-properties fo:font-family="'Liberation Sans'" style:font-family-generic="swiss" style:font-pitch="variable"/>
    </style:style>
    <style:style style:name="T7" style:family="text">
      <style:text-properties fo:font-weight="normal" style:font-weight-asian="normal" style:font-weight-complex="normal"/>
    </style:style>
    <style:style style:name="T8" style:family="text">
      <style:text-properties fo:font-size="26pt" style:font-size-asian="26pt" style:font-size-complex="26pt"/>
    </style:style>
    <style:style style:name="T9" style:family="text">
      <style:text-properties fo:font-family="'Liberation Mono'" style:font-family-generic="modern" style:font-pitch="fixed" fo:font-size="26pt" style:font-size-asian="26pt" style:font-size-complex="26pt"/>
    </style:style>
    <style:style style:name="T10" style:family="text">
      <style:text-properties fo:font-family="'Liberation Sans'" style:font-family-generic="swiss" style:font-pitch="variable" fo:font-size="26pt" style:font-size-asian="26pt" style:font-size-complex="26pt"/>
    </style:style>
    <style:style style:name="T11" style:family="text">
      <style:text-properties fo:font-family="'Liberation Mono'" style:font-family-generic="modern" style:font-pitch="fixed" fo:font-weight="normal" style:font-weight-asian="normal" style:font-weight-complex="normal"/>
    </style:style>
    <style:style style:name="T12" style:family="text">
      <style:text-properties fo:font-family="'Liberation Mono'" style:font-style-name="Regular" style:font-family-generic="modern" style:font-pitch="fixed" fo:font-size="24pt" style:font-family-asian="'DejaVu Sans'" style:font-family-generic-asian="system" style:font-pitch-asian="variable" style:font-size-asian="24pt" style:font-family-complex="'Lohit Devanagari'" style:font-family-generic-complex="system" style:font-pitch-complex="variable" style:font-size-complex="24pt"/>
    </style:style>
    <style:style style:name="T13" style:family="text">
      <style:text-properties fo:font-size="24pt" style:font-size-asian="24pt" style:font-size-complex="24pt"/>
    </style:style>
    <style:style style:name="T14" style:family="text">
      <style:text-properties fo:font-size="24pt" fo:font-style="italic" style:font-size-asian="24pt" style:font-style-asian="italic" style:font-size-complex="24pt" style:font-style-complex="italic"/>
    </style:style>
    <style:style style:name="T15" style:family="text">
      <style:text-properties fo:font-size="24pt" fo:font-weight="bold" style:font-size-asian="24pt" style:font-weight-asian="bold" style:font-size-complex="24pt" style:font-weight-complex="bold"/>
    </style:style>
    <style:style style:name="T16" style:family="text">
      <style:text-properties fo:font-size="20pt" style:font-size-asian="20pt" style:font-size-complex="20pt"/>
    </style:style>
    <style:style style:name="T17" style:family="text">
      <style:text-properties fo:font-size="20pt" fo:font-weight="normal" style:font-size-asian="20pt" style:font-weight-asian="normal" style:font-size-complex="20pt" style:font-weight-complex="normal"/>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family="'Liberation Mono'" style:font-family-generic="modern" style:font-pitch="fixed" fo:font-size="28pt" fo:font-weight="normal" style:font-size-asian="28pt" style:font-weight-asian="normal" style:font-size-complex="28pt" style:font-weight-complex="normal"/>
    </style:style>
    <style:style style:name="T20" style:family="text">
      <style:text-properties fo:font-family="'Liberation Sans'" style:font-family-generic="swiss" style:font-pitch="variable" fo:font-size="28pt" fo:font-weight="normal" style:font-size-asian="28pt" style:font-weight-asian="normal" style:font-size-complex="28pt" style:font-weight-complex="normal"/>
    </style:style>
    <style:style style:name="T21" style:family="text">
      <style:text-properties fo:font-size="26pt" fo:font-weight="bold" style:font-size-asian="26pt" style:font-weight-asian="bold" style:font-size-complex="26pt" style:font-weight-complex="bold"/>
    </style:style>
    <style:style style:name="T22" style:family="text">
      <style:text-properties fo:font-size="26pt" fo:font-weight="normal" style:font-size-asian="26pt" style:font-weight-asian="normal" style:font-size-complex="26pt" style:font-weight-complex="normal"/>
    </style:style>
    <style:style style:name="T23" style:family="text">
      <style:text-properties fo:font-size="26pt" fo:font-style="italic" fo:font-weight="normal" style:font-size-asian="26pt" style:font-style-asian="italic" style:font-weight-asian="normal" style:font-size-complex="26pt" style:font-style-complex="italic" style:font-weight-complex="normal"/>
    </style:style>
    <style:style style:name="T24" style:family="text">
      <style:text-properties fo:font-family="'Liberation Mono'" style:font-family-generic="modern" style:font-pitch="fixed" fo:font-size="26pt" fo:font-weight="normal" style:font-size-asian="26pt" style:font-weight-asian="normal" style:font-size-complex="26pt" style:font-weight-complex="normal"/>
    </style:style>
    <style:style style:name="T25" style:family="text">
      <style:text-properties fo:font-family="'Liberation Sans'" style:font-family-generic="swiss" style:font-pitch="variable" fo:font-size="26pt" fo:font-weight="normal" style:font-size-asian="26pt" style:font-weight-asian="normal" style:font-size-complex="26pt" style:font-weight-complex="normal"/>
    </style:style>
    <style:style style:name="T26" style:family="text">
      <style:text-properties fo:font-size="28pt" fo:font-weight="bold" style:font-size-asian="28pt" style:font-weight-asian="bold" style:font-size-complex="28pt" style:font-weight-complex="bold"/>
    </style:style>
    <style:style style:name="T27" style:family="text">
      <style:text-properties fo:font-size="28pt" style:font-size-asian="28pt" style:font-size-complex="28pt"/>
    </style:style>
    <style:style style:name="T28" style:family="text">
      <style:text-properties fo:font-family="'Liberation Sans'" style:font-family-generic="swiss" style:font-pitch="variable" fo:font-size="28pt" style:font-size-asian="28pt" style:font-size-complex="28pt"/>
    </style:style>
    <style:style style:name="T29" style:family="text">
      <style:text-properties fo:font-family="'Liberation Sans'" style:font-family-generic="roman" style:font-pitch="variable" fo:font-size="28pt" style:letter-kerning="true" style:font-family-asian="'WenQuanYi Zen Hei Sharp'" style:font-family-generic-asian="system" style:font-pitch-asian="variable" style:font-size-asian="28pt" style:font-weight-asian="normal" style:font-family-complex="'Lohit Devanagari'" style:font-family-generic-complex="system" style:font-pitch-complex="variable" style:font-size-complex="28pt"/>
    </style:style>
    <style:style style:name="T30" style:family="text">
      <style:text-properties style:text-position="0% 100%" fo:font-family="'Liberation Sans'" style:font-family-generic="roman" style:font-pitch="variable" fo:font-size="28pt" fo:text-shadow="none" style:letter-kerning="true" style:font-family-asian="'WenQuanYi Zen Hei Sharp'" style:font-family-generic-asian="system" style:font-pitch-asian="variable" style:font-size-asian="28pt" style:font-weight-asian="normal" style:font-family-complex="'Lohit Devanagari'" style:font-family-generic-complex="system" style:font-pitch-complex="variable" style:font-size-complex="28pt"/>
    </style:style>
    <style:style style:name="T31" style:family="text">
      <style:text-properties style:text-position="33% 58%" fo:font-family="'Liberation Sans'" style:font-family-generic="roman" style:font-pitch="variable" fo:font-size="28pt" fo:text-shadow="none" style:letter-kerning="true" style:font-family-asian="'WenQuanYi Zen Hei Sharp'" style:font-family-generic-asian="system" style:font-pitch-asian="variable" style:font-size-asian="28pt" style:font-weight-asian="normal" style:font-family-complex="'Lohit Devanagari'" style:font-family-generic-complex="system" style:font-pitch-complex="variable" style:font-size-complex="28pt"/>
    </style:style>
    <style:style style:name="T32" style:family="text">
      <style:text-properties style:text-position="0% 100%" fo:font-family="'Liberation Sans'" style:font-style-name="Regular" style:font-family-generic="swiss" fo:font-size="28pt" fo:font-weight="normal" style:letter-kerning="true" style:font-family-asian="'Liberation Sans'" style:font-style-name-asian="Regular" style:font-family-generic-asian="swiss" style:font-size-asian="28pt" style:font-weight-asian="normal" style:font-family-complex="'Liberation Sans'" style:font-style-name-complex="Regular" style:font-family-generic-complex="swiss" style:font-size-complex="28pt" style:font-weight-complex="normal"/>
    </style:style>
    <style:style style:name="T33" style:family="text">
      <style:text-properties fo:font-size="28pt" fo:font-weight="normal" style:font-size-asian="28pt" style:font-weight-asian="normal" style:font-size-complex="28pt" style:font-weight-complex="normal"/>
    </style:style>
    <style:style style:name="T34" style:family="text">
      <style:text-properties fo:font-family="'Liberation Sans'" style:font-style-name="Regular" style:font-family-generic="swiss" fo:font-size="28pt" fo:font-weight="normal" style:font-family-asian="'Liberation Sans'" style:font-style-name-asian="Regular" style:font-family-generic-asian="swiss" style:font-size-asian="28pt" style:font-weight-asian="normal" style:font-family-complex="'Liberation Sans'" style:font-style-name-complex="Regular" style:font-family-generic-complex="swiss" style:font-size-complex="28pt" style:font-weight-complex="normal"/>
    </style:style>
    <style:style style:name="T35" style:family="text">
      <style:text-properties fo:font-family="'Liberation Sans'" style:font-family-generic="swiss" style:font-pitch="variable" fo:font-size="28pt" fo:font-weight="bold" style:font-size-asian="28pt" style:font-weight-asian="bold" style:font-size-complex="28pt" style:font-weight-complex="bold"/>
    </style:style>
    <style:style style:name="T36" style:family="text">
      <style:text-properties fo:font-family="'Liberation Mono'" style:font-family-generic="modern" style:font-pitch="fixed" fo:font-size="20pt" fo:font-weight="bold" style:font-size-asian="20pt" style:font-weight-asian="bold" style:font-size-complex="20pt" style:font-weight-complex="bold"/>
    </style:style>
    <style:style style:name="T37" style:family="text">
      <style:text-properties fo:font-family="'Liberation Mono'" style:font-family-generic="modern" style:font-pitch="fixed" fo:font-size="20pt" fo:font-weight="normal" style:font-size-asian="20pt" style:font-weight-asian="normal" style:font-size-complex="20pt" style:font-weight-complex="normal"/>
    </style:style>
    <style:style style:name="T38" style:family="text">
      <style:text-properties fo:font-family="'Liberation Sans'" style:font-family-generic="swiss" style:font-pitch="variable" fo:font-size="26pt" fo:font-weight="bold" style:font-size-asian="26pt" style:font-weight-asian="bold" style:font-size-complex="26pt" style:font-weight-complex="bold"/>
    </style:style>
    <style:style style:name="T39" style:family="text">
      <style:text-properties fo:font-family="'Liberation Mono'" style:font-family-generic="modern" style:font-pitch="fixed" fo:font-size="28pt" style:font-size-asian="28pt" style:font-size-complex="28pt"/>
    </style:style>
    <style:style style:name="T40" style:family="text">
      <style:text-properties fo:font-size="28pt" fo:font-style="normal" style:font-size-asian="28pt" style:font-style-asian="normal" style:font-size-complex="28pt" style:font-style-complex="normal"/>
    </style:style>
    <style:style style:name="T41" style:family="text">
      <style:text-properties fo:font-size="20pt" fo:font-style="italic" fo:font-weight="normal" style:font-size-asian="20pt" style:font-style-asian="italic" style:font-weight-asian="normal" style:font-size-complex="20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freeipa_5f_upstream_5f_title" presentation:presentation-page-layout-name="AL1T1">
        <office:forms form:automatic-focus="false" form:apply-design-mode="false"/>
        <draw:frame draw:style-name="gr1" draw:text-style-name="P2" draw:layer="layout" svg:width="23.161cm" svg:height="9.06cm" svg:x="3.18cm" svg:y="5.038cm">
          <draw:text-box>
            <text:p text:style-name="P1"><text:span text:style-name="T1">DNS and LDAP persistent search</text:span></text:p>
            <text:p text:style-name="P1"><text:span text:style-name="T2">FreeIPA 3.0 and bind-dyndb-ldap 2.3</text:span></text:p>
            <text:p text:style-name="P1"><text:span text:style-name="T2"/></text:p>
            <text:p text:style-name="P1"><text:span text:style-name="T2">Petr Špaček &lt;</text:span><text:span text:style-name="T2"><text:a xlink:href="mailto:pspacek@redhat.com" xlink:type="simple">pspacek@redhat.com</text:a></text:span><text:span text:style-name="T2">&gt;</text:span></text:p>
            <text:p text:style-name="P1"><text:span text:style-name="T3">01-14-2013</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freeipa_5f_upstream_5f_slide_5f_v2" presentation:presentation-page-layout-name="AL1T1">
        <office:forms form:automatic-focus="false" form:apply-design-mode="false"/>
        <draw:frame presentation:style-name="pr2" draw:layer="layout" svg:width="23.63cm" svg:height="2.464cm" svg:x="3.094cm" svg:y="0.528cm" presentation:class="title">
          <draw:text-box>
            <text:p>FreeIPA DNS integration</text:p>
          </draw:text-box>
        </draw:frame>
        <draw:frame presentation:style-name="freeipa_5f_upstream_5f_slide_5f_v2-outline1" draw:layer="layout" svg:width="25.199cm" svg:height="13.638cm" svg:x="1.4cm" svg:y="4.914cm" presentation:class="outline" presentation:user-transformed="true">
          <draw:text-box>
            <text:list text:style-name="L2">
              <text:list-item>
                <text:p>FreeIPA is able to store DNS zones in LDAP database as a tree of objects. DNS server BIND 9 uses <text:span text:style-name="T4">bind‑dyndb‑ldap</text:span> plugin for accessing the database.</text:p>
              </text:list-item>
              <text:list-item>
                <text:p>Configuration related to DNS is stored in LDAP and partially in <text:span text:style-name="T5">/etc/named.conf</text:span><text:span text:style-name="T6"> on each FreeIPA server.</text:span></text:p>
              </text:list-item>
              <text:list-item>
                <text:p><text:span text:style-name="T7">Bind‑dyndb‑ldap supports two modes of operation:</text:span></text:p>
                <text:list>
                  <text:list-item>
                    <text:p><text:span text:style-name="T7">Polling mode (legacy, used before FreeIPA 3.0)</text:span></text:p>
                  </text:list-item>
                  <text:list-item>
                    <text:p><text:span text:style-name="T7">Persistent search mode (used in FreeIPA 3.0)</text:span></text:p>
                  </text:list-item>
                </text:list>
              </text:list-item>
            </text:list>
          </draw:text-box>
        </draw:frame>
        <presentation:notes draw:style-name="dp2">
          <draw:page-thumbnail draw:style-name="gr2" draw:layer="layout" svg:width="0.001cm" svg:height="0.001cm" svg:x="0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3" draw:master-page-name="freeipa_5f_upstream_5f_slide_5f_v2" presentation:presentation-page-layout-name="AL1T1">
        <office:forms form:automatic-focus="false" form:apply-design-mode="false"/>
        <draw:frame presentation:style-name="pr2" draw:layer="layout" svg:width="23.63cm" svg:height="2.464cm" svg:x="3.094cm" svg:y="0.528cm" presentation:class="title">
          <draw:text-box>
            <text:p>Polling mode (before FreeIPA 3.0)</text:p>
          </draw:text-box>
        </draw:frame>
        <draw:frame presentation:style-name="freeipa_5f_upstream_5f_slide_5f_v2-outline1" draw:text-style-name="P5" draw:layer="layout" svg:width="25.199cm" svg:height="15.759cm" svg:x="1.353cm" svg:y="3.307cm" presentation:class="outline" presentation:user-transformed="true">
          <draw:text-box>
            <text:list text:style-name="L2">
              <text:list-item>
                <text:p><text:span text:style-name="T8">LDAP database is periodically checked for new or modified DNS zones.</text:span></text:p>
                <text:list>
                  <text:list-item>
                    <text:p><text:span text:style-name="T8">Default period was 30 or 60 seconds, see </text:span><text:span text:style-name="T9">zone_refresh</text:span><text:span text:style-name="T8"> parameter in </text:span><text:span text:style-name="T9">/etc/named.conf</text:span><text:span text:style-name="T10"> </text:span><text:span text:style-name="T8">on specific server.</text:span></text:p>
                  </text:list-item>
                  <text:list-item>
                    <text:p><text:span text:style-name="T8">DNS server will notice added or deleted a zone with delay [0, zone_refresh] seconds.</text:span></text:p>
                  </text:list-item>
                </text:list>
              </text:list-item>
              <text:list-item>
                <text:p><text:span text:style-name="T8">DNS records requested by clients are cached in DNS server's memory to lower a load of LDAP server.</text:span></text:p>
                <text:list>
                  <text:list-item>
                    <text:p><text:span text:style-name="T8">Default cache TTL was 120 seconds, see </text:span><text:span text:style-name="T9">cache_ttl </text:span><text:span text:style-name="T8">parameter in </text:span><text:span text:style-name="T9">/etc/named.conf</text:span><text:span text:style-name="T10"> </text:span><text:span text:style-name="T8">on specific server.</text:span></text:p>
                  </text:list-item>
                  <text:list-item>
                    <text:p><text:span text:style-name="T8">DNS server will notice changed record</text:span><text:span text:style-name="T8"><text:line-break/></text:span><text:span text:style-name="T8">with delay [0, cache_ttl] seconds.</text:span></text:p>
                  </text:list-item>
                </text:list>
              </text:list-item>
            </text:list>
          </draw:text-box>
        </draw:frame>
        <presentation:notes draw:style-name="dp2">
          <draw:page-thumbnail draw:style-name="gr2" draw:layer="layout" svg:width="0.001cm" svg:height="0.001cm" svg:x="0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3" draw:master-page-name="freeipa_5f_upstream_5f_slide_5f_v2" presentation:presentation-page-layout-name="AL1T1">
        <office:forms form:automatic-focus="false" form:apply-design-mode="false"/>
        <draw:frame presentation:style-name="pr2" draw:layer="layout" svg:width="23.63cm" svg:height="2.464cm" svg:x="3.094cm" svg:y="0.528cm" presentation:class="title">
          <draw:text-box>
            <text:p>Polling mode: configuration</text:p>
          </draw:text-box>
        </draw:frame>
        <draw:frame presentation:style-name="freeipa_5f_upstream_5f_slide_5f_v2-outline1" draw:layer="layout" svg:width="25.199cm" svg:height="15.722cm" svg:x="1.349cm" svg:y="3.032cm" presentation:class="outline" presentation:user-transformed="true">
          <draw:text-box>
            <text:list text:style-name="L2">
              <text:list-item>
                <text:p><text:span text:style-name="T4">FreeIPA before version 3.0 will configure poling mode automatically!</text:span></text:p>
              </text:list-item>
              <text:list-item>
                <text:p><text:span text:style-name="T7">In </text:span><text:span text:style-name="T11">/etc/named.conf</text:span><text:span text:style-name="T7">:</text:span></text:p>
                <text:p><text:span text:style-name="T7"/></text:p>
                <text:p><text:span text:style-name="T7"/></text:p>
                <text:p><text:span text:style-name="T7"/></text:p>
                <text:p><text:span text:style-name="T7"/></text:p>
              </text:list-item>
              <text:list-item>
                <text:p><text:span text:style-name="T7">Bind-dyndb-ldap (ldap.so) has built-in defaults:</text:span></text:p>
                <text:list>
                  <text:list-item>
                    <text:p><text:span text:style-name="T12">cache_ttl</text:span><text:span text:style-name="T7"> = 120 seconds</text:span></text:p>
                  </text:list-item>
                  <text:list-item>
                    <text:p><text:span text:style-name="T12">psearch</text:span><text:span text:style-name="T7"> = no</text:span></text:p>
                  </text:list-item>
                </text:list>
              </text:list-item>
            </text:list>
          </draw:text-box>
        </draw:frame>
        <draw:custom-shape draw:style-name="gr3" draw:text-style-name="P6" draw:layer="layout" svg:width="24.638cm" svg:height="5.422cm" svg:x="1.681cm" svg:y="8.054cm">
          <text:p><text:span text:style-name="T13">dynamic-db "ipa" {</text:span></text:p>
          <text:p><text:span text:style-name="T13"><text:s text:c="2"/></text:span><text:span text:style-name="T13">library "ldap.so";</text:span></text:p>
          <text:p><text:span text:style-name="T14"><text:s text:c="2"/></text:span><text:span text:style-name="T14">&lt;snip&gt;</text:span></text:p>
          <text:p><text:span text:style-name="T15"><text:s text:c="2"/></text:span><text:span text:style-name="T15">arg "zone_refresh 30";</text:span></text:p>
          <text:p><text:span text:style-name="T13">};</text:span></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3" draw:master-page-name="freeipa_5f_upstream_5f_slide_5f_v2" presentation:presentation-page-layout-name="AL1T1">
        <office:forms form:automatic-focus="false" form:apply-design-mode="false"/>
        <draw:frame presentation:style-name="pr2" draw:layer="layout" svg:width="23.63cm" svg:height="2.464cm" svg:x="3.094cm" svg:y="0.528cm" presentation:class="title">
          <draw:text-box>
            <text:p>Polling mode: zones</text:p>
          </draw:text-box>
        </draw:frame>
        <draw:frame presentation:style-name="freeipa_5f_upstream_5f_slide_5f_v2-outline1" draw:layer="layout" svg:width="25.199cm" svg:height="12.18cm" svg:x="1.35cm" svg:y="3.235cm" presentation:class="outline" presentation:user-transformed="true">
          <draw:text-box>
            <text:list text:style-name="L2">
              <text:list-item>
                <text:p>New domain will be visible after [0, zone_refresh] seconds.</text:p>
              </text:list-item>
              <text:list-item>
                <text:p>Same rule applies to zone enabling/deleting/disabling.</text:p>
              </text:list-item>
            </text:list>
          </draw:text-box>
        </draw:frame>
        <draw:custom-shape draw:style-name="gr3" draw:text-style-name="P7" draw:layer="layout" svg:width="24.638cm" svg:height="10.498cm" svg:x="1.681cm" svg:y="8.652cm">
          <text:p><text:span text:style-name="T16">[</text:span><text:span text:style-name="T17">12:4</text:span><text:span text:style-name="T18">1:59</text:span><text:span text:style-name="T16">]$ dig @127.0.0.1 example.test.</text:span></text:p>
          <text:p><text:span text:style-name="T16">;; -&gt;&gt;HEADER&lt;&lt;- opcode: QUERY, status: </text:span><text:span text:style-name="T18">NXDOMAIN</text:span><text:span text:style-name="T16">, id: 14361</text:span></text:p>
          <text:p><text:span text:style-name="T16"/></text:p>
          <text:p><text:span text:style-name="T16">[</text:span><text:span text:style-name="T17">12:4</text:span><text:span text:style-name="T18">1:59</text:span><text:span text:style-name="T16">]$ ipa </text:span><text:span text:style-name="T18">dnszone-add</text:span><text:span text:style-name="T16"> example.test. \</text:span></text:p>
          <text:p><text:span text:style-name="T16"><text:s text:c="12"/></text:span><text:span text:style-name="T16">--name-server=ipa.corp.test. \</text:span></text:p>
          <text:p><text:span text:style-name="T16"><text:s text:c="12"/></text:span><text:span text:style-name="T16">--admin-email=hostmaster.corp.test.</text:span></text:p>
          <text:p><text:span text:style-name="T16"/></text:p>
          <text:p><text:span text:style-name="T16">[</text:span><text:span text:style-name="T17">12:4</text:span><text:span text:style-name="T18">2:00</text:span><text:span text:style-name="T16">]$ dig @127.0.0.1 example.test.</text:span></text:p>
          <text:p><text:span text:style-name="T16">;; -&gt;&gt;HEADER&lt;&lt;- opcode: QUERY, status: </text:span><text:span text:style-name="T18">NXDOMAIN</text:span><text:span text:style-name="T16">, id: 35154</text:span></text:p>
          <text:p><text:span text:style-name="T16"/></text:p>
          <text:p><text:span text:style-name="T16">[</text:span><text:span text:style-name="T17">12:4</text:span><text:span text:style-name="T18">2:30</text:span><text:span text:style-name="T16">]$ dig @127.0.0.1 example.test.</text:span></text:p>
          <text:p><text:span text:style-name="T16">;; -&gt;&gt;HEADER&lt;&lt;- opcode: QUERY, status: </text:span><text:span text:style-name="T18">NOERROR</text:span><text:span text:style-name="T16">, id: 31693</text:span></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3" draw:master-page-name="freeipa_5f_upstream_5f_slide_5f_v2" presentation:presentation-page-layout-name="AL1T1">
        <draw:frame presentation:style-name="pr2" draw:layer="layout" svg:width="23.63cm" svg:height="2.464cm" svg:x="3.094cm" svg:y="0.528cm" presentation:class="title">
          <draw:text-box>
            <text:p>Polling mode: new records</text:p>
          </draw:text-box>
        </draw:frame>
        <draw:frame presentation:style-name="freeipa_5f_upstream_5f_slide_5f_v2-outline1" draw:layer="layout" svg:width="25.199cm" svg:height="12.18cm" svg:x="1.654cm" svg:y="3.642cm" presentation:class="outline" presentation:user-transformed="true">
          <draw:text-box>
            <text:list text:style-name="L2">
              <text:list-item>
                <text:p>New records are visible immediately because there is <text:span text:style-name="T4">no negative caching in database back-end</text:span><text:span text:style-name="T7">.</text:span></text:p>
              </text:list-item>
            </text:list>
          </draw:text-box>
        </draw:frame>
        <draw:custom-shape draw:style-name="gr3" draw:text-style-name="P7" draw:layer="layout" svg:width="24.638cm" svg:height="5.968cm" svg:x="1.929cm" svg:y="7.065cm">
          <text:p><text:span text:style-name="T16">[13:11:23]$ ipa dnsrecord-add example.test. \</text:span></text:p>
          <text:p><text:span text:style-name="T16"><text:s text:c="12"/></text:span><text:span text:style-name="T16">newrec '--txt-rec="""</text:span><text:span text:style-name="T18">created on 13:11:23</text:span><text:span text:style-name="T16">"""'</text:span></text:p>
          <text:p><text:span text:style-name="T16"/></text:p>
          <text:p><text:span text:style-name="T16">[</text:span><text:span text:style-name="T18">13:11:24</text:span><text:span text:style-name="T16">]$ dig @127.0.0.1 -t TXT newrec.example.test.</text:span></text:p>
          <text:p><text:span text:style-name="T16">;; -&gt;&gt;HEADER&lt;&lt;- opcode: QUERY, status: NOERROR, id: 59911</text:span></text:p>
          <text:p><text:span text:style-name="T16">;; ANSWER SECTION:</text:span></text:p>
          <text:p><text:span text:style-name="T16">newrec.example.test.</text:span><text:span text:style-name="T16"><text:tab/></text:span><text:span text:style-name="T16">86400</text:span><text:span text:style-name="T16"><text:tab/></text:span><text:span text:style-name="T16">IN</text:span><text:span text:style-name="T16"><text:tab/></text:span><text:span text:style-name="T16">TXT "</text:span><text:span text:style-name="T18">created on 13:11:23</text:span><text:span text:style-name="T16">"</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0.001cm" svg:height="0.001cm" svg:x="0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3" draw:master-page-name="freeipa_5f_upstream_5f_slide_5f_v2" presentation:presentation-page-layout-name="AL1T1">
        <draw:frame presentation:style-name="pr2" draw:layer="layout" svg:width="23.63cm" svg:height="2.464cm" svg:x="3.094cm" svg:y="0.528cm" presentation:class="title">
          <draw:text-box>
            <text:p>Polling mode: modified/deleted records</text:p>
          </draw:text-box>
        </draw:frame>
        <draw:frame presentation:style-name="freeipa_5f_upstream_5f_slide_5f_v2-outline1" draw:layer="layout" svg:width="25.199cm" svg:height="12.18cm" svg:x="1.349cm" svg:y="3.49cm" presentation:class="outline" presentation:user-transformed="true">
          <draw:text-box>
            <text:list text:style-name="L2">
              <text:list-item>
                <text:p>Record modification/deletion will be visible after<text:line-break/><text:span text:style-name="T7">[0, cache_ttl] seconds after the last query.</text:span></text:p>
              </text:list-item>
            </text:list>
          </draw:text-box>
        </draw:frame>
        <draw:custom-shape draw:style-name="gr3" draw:text-style-name="P7" draw:layer="layout" svg:width="24.638cm" svg:height="12.369cm" svg:x="1.929cm" svg:y="6.322cm">
          <text:p><text:span text:style-name="T16">[13:</text:span><text:span text:style-name="T18">11:24</text:span><text:span text:style-name="T16">]$ ipa dnsrecord-mod example.test. \</text:span></text:p>
          <text:p><text:span text:style-name="T16"><text:s text:c="11"/></text:span><text:span text:style-name="T16">newrec '--txt-rec="""created on 13:11:23"""' \</text:span></text:p>
          <text:p><text:span text:style-name="T16"><text:s text:c="11"/></text:span><text:span text:style-name="T16">--txt-data="this is newer :-)"</text:span></text:p>
          <text:p><text:span text:style-name="T16"><text:s text:c="2"/></text:span><text:span text:style-name="T16">Record name: newrec</text:span></text:p>
          <text:p><text:span text:style-name="T16"><text:s text:c="2"/></text:span><text:span text:style-name="T16">TXT record: "</text:span><text:span text:style-name="T18">this is newer :-)</text:span><text:span text:style-name="T16">"</text:span></text:p>
          <text:p><text:span text:style-name="T16"/></text:p>
          <text:p><text:span text:style-name="T16">[13:</text:span><text:span text:style-name="T18">11:25</text:span><text:span text:style-name="T16">]$ dig @127.0.0.1 -t TXT newrec.example.test.</text:span></text:p>
          <text:p><text:span text:style-name="T16">;; -&gt;&gt;HEADER&lt;&lt;- opcode: QUERY, status: NOERROR, id: 24615</text:span></text:p>
          <text:p><text:span text:style-name="T16">;; ANSWER SECTION:</text:span></text:p>
          <text:p><text:span text:style-name="T16">newrec.example.test.</text:span><text:span text:style-name="T16"><text:tab/></text:span><text:span text:style-name="T16">86400</text:span><text:span text:style-name="T16"><text:tab/></text:span><text:span text:style-name="T16">IN</text:span><text:span text:style-name="T16"><text:tab/></text:span><text:span text:style-name="T16">TXT</text:span><text:span text:style-name="T16"><text:tab/></text:span><text:span text:style-name="T16">"</text:span><text:span text:style-name="T18">created on 13:11:23</text:span><text:span text:style-name="T16">"</text:span></text:p>
          <text:p><text:span text:style-name="T16"/></text:p>
          <text:p><text:span text:style-name="T16">[13:</text:span><text:span text:style-name="T18">13:25</text:span><text:span text:style-name="T16">]$ dig @127.0.0.1 -t TXT newrec.example.test.</text:span></text:p>
          <text:p><text:span text:style-name="T16">;; -&gt;&gt;HEADER&lt;&lt;- opcode: QUERY, status: NOERROR, id: 43599</text:span></text:p>
          <text:p><text:span text:style-name="T16">;; ANSWER SECTION:</text:span></text:p>
          <text:p><text:span text:style-name="T16">newrec.example.test.</text:span><text:span text:style-name="T16"><text:tab/></text:span><text:span text:style-name="T16">86400</text:span><text:span text:style-name="T16"><text:tab/></text:span><text:span text:style-name="T16">IN</text:span><text:span text:style-name="T16"><text:tab/></text:span><text:span text:style-name="T16">TXT</text:span><text:span text:style-name="T16"><text:tab/></text:span><text:span text:style-name="T16">"</text:span><text:span text:style-name="T18">this is newer :-)</text:span><text:span text:style-name="T16">"</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0.001cm" svg:height="0.001cm" svg:x="0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3" draw:master-page-name="freeipa_5f_upstream_5f_slide_5f_v2" presentation:presentation-page-layout-name="AL1T1">
        <draw:frame presentation:style-name="pr4" draw:layer="layout" svg:width="25.199cm" svg:height="3.506cm" svg:x="2.801cm" svg:y="0cm" presentation:class="title" presentation:user-transformed="true">
          <draw:text-box>
            <text:p>Persistent search mode (from FreeIPA 3.0)</text:p>
          </draw:text-box>
        </draw:frame>
        <draw:frame presentation:style-name="freeipa_5f_upstream_5f_slide_5f_v2-outline1" draw:layer="layout" svg:width="25.199cm" svg:height="14.147cm" svg:x="1.451cm" svg:y="3.286cm" presentation:class="outline" presentation:user-transformed="true">
          <draw:text-box>
            <text:list text:style-name="L2">
              <text:list-item>
                <text:p>DNS server watches LDAP DB with persistent search.<text:line-break/>(<text:a xlink:href="http://tools.ietf.org/html/draft-ietf-ldapext-psearch-03" xlink:type="simple">ancient RFC draft-ietf-ldapext-psearch-03</text:a>)</text:p>
              </text:list-item>
              <text:list-item>
                <text:p>Any change in LDAP should be noticed by DNS server nearly immediately.</text:p>
                <text:list>
                  <text:list-item>
                    <text:p>LDAP replication between FreeIPA servers can delay propagation of changes. It depends on replication topology, link latency etc.</text:p>
                  </text:list-item>
                </text:list>
              </text:list-item>
              <text:list-item>
                <text:p>No periodic queries to LDAP server are done. Cache TTL is infinity: LDAP server will be asked for the same record only once.</text:p>
              </text:list-item>
            </text:list>
          </draw:text-box>
        </draw:frame>
        <presentation:notes draw:style-name="dp2">
          <draw:page-thumbnail draw:style-name="gr2" draw:layer="layout" svg:width="0.001cm" svg:height="0.001cm" svg:x="0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3" draw:master-page-name="freeipa_5f_upstream_5f_slide_5f_v2" presentation:presentation-page-layout-name="AL1T1">
        <draw:frame presentation:style-name="pr2" draw:layer="layout" svg:width="23.63cm" svg:height="2.464cm" svg:x="3.094cm" svg:y="0.528cm" presentation:class="title">
          <draw:text-box>
            <text:p>Persistent search mode: configuration</text:p>
          </draw:text-box>
        </draw:frame>
        <draw:frame presentation:style-name="freeipa_5f_upstream_5f_slide_5f_v2-outline1" draw:layer="layout" svg:width="25.199cm" svg:height="16.53cm" svg:x="1.502cm" svg:y="3.235cm" presentation:class="outline" presentation:user-transformed="true">
          <draw:text-box>
            <text:list text:style-name="L2">
              <text:list-item>
                <text:p><text:span text:style-name="T4">FreeIPA version 3.0 will configure persistent search mode automatically!</text:span></text:p>
              </text:list-item>
              <text:list-item>
                <text:p><text:span text:style-name="T7">In </text:span><text:span text:style-name="T11">/etc/named.conf</text:span><text:span text:style-name="T7">:</text:span></text:p>
                <text:p><text:span text:style-name="T7"/></text:p>
                <text:p><text:span text:style-name="T7"/></text:p>
                <text:p><text:span text:style-name="T7"/></text:p>
                <text:p><text:span text:style-name="T7"/></text:p>
              </text:list-item>
              <text:list-item>
                <text:p><text:span text:style-name="T7">Bind-dyndb-ldap (ldap.so) in persistent search mode ignores built-in </text:span><text:span text:style-name="T12">cache_ttl</text:span><text:span text:style-name="T7">.</text:span></text:p>
              </text:list-item>
              <text:list-item>
                <text:p><text:span text:style-name="T19">zone_refresh</text:span><text:span text:style-name="T20"> and </text:span><text:span text:style-name="T19">psearch</text:span><text:span text:style-name="T19"><text:line-break/></text:span><text:span text:style-name="T20">are mutually exclusive.</text:span></text:p>
              </text:list-item>
            </text:list>
          </draw:text-box>
        </draw:frame>
        <draw:custom-shape draw:style-name="gr3" draw:text-style-name="P6" draw:layer="layout" svg:width="24.638cm" svg:height="6.161cm" svg:x="1.955cm" svg:y="7.55cm">
          <text:p><text:span text:style-name="T13">dynamic-db "ipa" {</text:span></text:p>
          <text:p><text:span text:style-name="T13"><text:s text:c="2"/></text:span><text:span text:style-name="T13">library "ldap.so";</text:span></text:p>
          <text:p><text:span text:style-name="T14"><text:s text:c="2"/></text:span><text:span text:style-name="T14">&lt;snip&gt;</text:span></text:p>
          <text:p><text:span text:style-name="T15"><text:s text:c="2"/></text:span><text:span text:style-name="T15">arg "zone_refresh 0";</text:span></text:p>
          <text:p><text:span text:style-name="T15"><text:s text:c="2"/></text:span><text:span text:style-name="T15">arg "psearch yes";</text:span></text:p>
          <text:p><text:span text:style-name="T13">};</text:span></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3" draw:master-page-name="freeipa_5f_upstream_5f_slide_5f_v2" presentation:presentation-page-layout-name="AL1T1">
        <draw:frame presentation:style-name="pr2" draw:layer="layout" svg:width="23.63cm" svg:height="2.464cm" svg:x="3.094cm" svg:y="0.528cm" presentation:class="title">
          <draw:text-box>
            <text:p>Persistent search mode: zones</text:p>
          </draw:text-box>
        </draw:frame>
        <draw:frame presentation:style-name="freeipa_5f_upstream_5f_slide_5f_v2-outline1" draw:layer="layout" svg:width="25.199cm" svg:height="12.18cm" svg:x="1.4cm" svg:y="3.184cm" presentation:class="outline" presentation:user-transformed="true">
          <draw:text-box>
            <text:list text:style-name="L2">
              <text:list-item>
                <text:p>New domain will be visible nearly immediately.</text:p>
              </text:list-item>
              <text:list-item>
                <text:p>Same rule applies to zone enabling/deleting/disabling.</text:p>
              </text:list-item>
            </text:list>
          </draw:text-box>
        </draw:frame>
        <draw:custom-shape draw:style-name="gr3" draw:text-style-name="P7" draw:layer="layout" svg:width="24.638cm" svg:height="9.502cm" svg:x="1.929cm" svg:y="7.685cm">
          <text:p><text:span text:style-name="T16">[15:31:</text:span><text:span text:style-name="T18">49</text:span><text:span text:style-name="T16">]$ dig @127.0.0.1 example.test.</text:span></text:p>
          <text:p><text:span text:style-name="T16">;; Got answer:</text:span></text:p>
          <text:p><text:span text:style-name="T16">;; -&gt;&gt;HEADER&lt;&lt;- opcode: QUERY, status: </text:span><text:span text:style-name="T18">NXDOMAIN</text:span><text:span text:style-name="T16">, id: 58617</text:span></text:p>
          <text:p><text:span text:style-name="T16"/></text:p>
          <text:p><text:span text:style-name="T16">[15:31:</text:span><text:span text:style-name="T18">49</text:span><text:span text:style-name="T16">]$ ipa dnszone-add example.test. \</text:span></text:p>
          <text:p><text:span text:style-name="T16"><text:s text:c="12"/></text:span><text:span text:style-name="T16">--name-server=ipa.corp.test. \</text:span></text:p>
          <text:p><text:span text:style-name="T16"><text:s text:c="12"/></text:span><text:span text:style-name="T16">--admin-email=hostmaster.corp.test.</text:span></text:p>
          <text:p><text:span text:style-name="T16"/></text:p>
          <text:p><text:span text:style-name="T16">[15:31:</text:span><text:span text:style-name="T18">50</text:span><text:span text:style-name="T16">]$ dig @127.0.0.1 example.test.</text:span></text:p>
          <text:p><text:span text:style-name="T16">;; Got answer:</text:span></text:p>
          <text:p><text:span text:style-name="T16">;; -&gt;&gt;HEADER&lt;&lt;- opcode: QUERY, status: </text:span><text:span text:style-name="T18">NOERROR</text:span><text:span text:style-name="T16">, id: 59435</text:span></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3" draw:master-page-name="freeipa_5f_upstream_5f_slide_5f_v2" presentation:presentation-page-layout-name="AL1T1">
        <draw:frame presentation:style-name="pr2" draw:layer="layout" svg:width="23.63cm" svg:height="2.845cm" svg:x="3.094cm" svg:y="0.338cm" presentation:class="title">
          <draw:text-box>
            <text:p>Persistent search mode: zones – known BUG!</text:p>
          </draw:text-box>
        </draw:frame>
        <draw:frame presentation:style-name="freeipa_5f_upstream_5f_slide_5f_v2-outline1" draw:text-style-name="P5" draw:layer="layout" svg:width="25.199cm" svg:height="12.18cm" svg:x="1.4cm" svg:y="4.314cm" presentation:class="outline" presentation:user-transformed="true">
          <draw:text-box>
            <text:list text:style-name="L2">
              <text:list-item>
                <text:p><text:span text:style-name="T8">bind-dyndb-ldap 2.3 + FreeIPA 3.0 contain a bug – a new zone with </text:span><text:span text:style-name="T21">relative name of name server</text:span><text:span text:style-name="T22"> </text:span><text:span text:style-name="T23">could</text:span><text:span text:style-name="T22"> return SERVFAIL until BIND reload. </text:span><text:span text:style-name="T22"><text:a xlink:href="https://bugzilla.redhat.com/show_bug.cgi?id=893571" xlink:type="simple">Red Hat bug 893571</text:a></text:span><text:span text:style-name="T22">.</text:span></text:p>
              </text:list-item>
              <text:list-item>
                <text:p><text:span text:style-name="T22">The zone is visible immediately if you are lucky.</text:span></text:p>
              </text:list-item>
              <text:list-item>
                <text:p><text:span text:style-name="T22">Workaround - reload BIND with one of the commands:</text:span></text:p>
                <text:list>
                  <text:list-item>
                    <text:p><text:span text:style-name="T24">rndc reload</text:span><text:span text:style-name="T25"> <text:s/>or <text:s/></text:span><text:span text:style-name="T24">service named restart</text:span></text:p>
                  </text:list-item>
                </text:list>
              </text:list-item>
            </text:list>
          </draw:text-box>
        </draw:frame>
        <draw:custom-shape draw:style-name="gr3" draw:text-style-name="P7" draw:layer="layout" svg:width="24.638cm" svg:height="8.339cm" svg:x="1.681cm" svg:y="12cm">
          <text:p><text:span text:style-name="T16">[15:38:</text:span><text:span text:style-name="T18">36</text:span><text:span text:style-name="T16">]$ </text:span><text:span text:style-name="T18">dig</text:span><text:span text:style-name="T16"> @127.0.0.1 example.test.</text:span></text:p>
          <text:p><text:span text:style-name="T16">;; -&gt;&gt;HEADER&lt;&lt;- opcode: QUERY, status: </text:span><text:span text:style-name="T18">NXDOMAIN</text:span><text:span text:style-name="T16">, id: 39982</text:span></text:p>
          <text:p><text:span text:style-name="T16"/></text:p>
          <text:p><text:span text:style-name="T16">[15:38:</text:span><text:span text:style-name="T18">36</text:span><text:span text:style-name="T16">]$ ipa </text:span><text:span text:style-name="T18">dnszone-add</text:span><text:span text:style-name="T16"> example.test. \</text:span></text:p>
          <text:p><text:span text:style-name="T16"><text:s text:c="12"/></text:span><text:span text:style-name="T18">--name-server=ns</text:span><text:span text:style-name="T16"> \</text:span></text:p>
          <text:p><text:span text:style-name="T16"><text:s text:c="12"/></text:span><text:span text:style-name="T18">--ip-address</text:span><text:span text:style-name="T16">=192.0.2.1 \</text:span></text:p>
          <text:p><text:span text:style-name="T16"><text:s text:c="12"/></text:span><text:span text:style-name="T16">--admin-email=hostmaster.example.test.</text:span></text:p>
          <text:p><text:span text:style-name="T16"/></text:p>
          <text:p><text:span text:style-name="T16">[15:38:</text:span><text:span text:style-name="T18">37</text:span><text:span text:style-name="T16">]$ dig @127.0.0.1 example.test.</text:span></text:p>
          <text:p><text:span text:style-name="T16">;; -&gt;&gt;HEADER&lt;&lt;- opcode: QUERY, status: </text:span><text:span text:style-name="T18">SERVFAIL</text:span><text:span text:style-name="T16">, id: 56265</text:span></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3" draw:master-page-name="freeipa_5f_upstream_5f_slide_5f_v2" presentation:presentation-page-layout-name="AL1T1">
        <draw:frame presentation:style-name="pr2" draw:layer="layout" svg:width="23.63cm" svg:height="2.464cm" svg:x="3.094cm" svg:y="0.528cm" presentation:class="title">
          <draw:text-box>
            <text:p>Persistent search mode: records</text:p>
          </draw:text-box>
        </draw:frame>
        <draw:frame presentation:style-name="freeipa_5f_upstream_5f_slide_5f_v2-outline1" draw:layer="layout" svg:width="25.199cm" svg:height="12.18cm" svg:x="1.45cm" svg:y="3.743cm" presentation:class="outline" presentation:user-transformed="true">
          <draw:text-box>
            <text:list text:style-name="L2">
              <text:list-item>
                <text:p>Any record operation will be visible nearly immediately.</text:p>
              </text:list-item>
            </text:list>
          </draw:text-box>
        </draw:frame>
        <draw:custom-shape draw:style-name="gr3" draw:text-style-name="P7" draw:layer="layout" svg:width="24.638cm" svg:height="12.369cm" svg:x="1.929cm" svg:y="6.423cm">
          <text:p><text:span text:style-name="T16">[15:46:</text:span><text:span text:style-name="T18">00</text:span><text:span text:style-name="T16">]$ ipa </text:span><text:span text:style-name="T18">dnsrecord-add</text:span><text:span text:style-name="T16"> example.test. \</text:span></text:p>
          <text:p><text:span text:style-name="T16"><text:s text:c="12"/></text:span><text:span text:style-name="T16">newrec '--txt-rec="""</text:span><text:span text:style-name="T18">created on 15:01:00</text:span><text:span text:style-name="T16">"""'</text:span></text:p>
          <text:p><text:span text:style-name="T16"/></text:p>
          <text:p><text:span text:style-name="T16">[15:46:</text:span><text:span text:style-name="T18">01</text:span><text:span text:style-name="T16">]$ </text:span><text:span text:style-name="T18">dig</text:span><text:span text:style-name="T16"> @127.0.0.1 -t TXT newrec.example.test.</text:span></text:p>
          <text:p><text:span text:style-name="T16">;; ANSWER SECTION:</text:span></text:p>
          <text:p><text:span text:style-name="T16">newrec.example.test.</text:span><text:span text:style-name="T16"><text:tab/></text:span><text:span text:style-name="T16">86400</text:span><text:span text:style-name="T16"><text:tab/></text:span><text:span text:style-name="T16">IN</text:span><text:span text:style-name="T16"><text:tab/></text:span><text:span text:style-name="T16">TXT</text:span><text:span text:style-name="T16"><text:tab/></text:span><text:span text:style-name="T16">"</text:span><text:span text:style-name="T18">created on 15:01:00</text:span><text:span text:style-name="T16">"</text:span></text:p>
          <text:p><text:span text:style-name="T16"/></text:p>
          <text:p><text:span text:style-name="T16">[15:46:</text:span><text:span text:style-name="T18">01</text:span><text:span text:style-name="T16">]$ ipa </text:span><text:span text:style-name="T18">dnsrecord-mod</text:span><text:span text:style-name="T16"> example.test. newrec \</text:span></text:p>
          <text:p><text:span text:style-name="T16"><text:s text:c="12"/></text:span><text:span text:style-name="T16">'--txt-rec="""created on 15:01:00"""' \</text:span></text:p>
          <text:p><text:span text:style-name="T16"><text:s text:c="12"/></text:span><text:span text:style-name="T16">--txt-data="</text:span><text:span text:style-name="T18">this is newer :-)</text:span><text:span text:style-name="T16">"</text:span></text:p>
          <text:p><text:span text:style-name="T16"/></text:p>
          <text:p><text:span text:style-name="T16">[15:46:</text:span><text:span text:style-name="T18">02</text:span><text:span text:style-name="T16">]$ </text:span><text:span text:style-name="T18">dig</text:span><text:span text:style-name="T16"> @127.0.0.1 -t TXT newrec.example.test.</text:span></text:p>
          <text:p><text:span text:style-name="T16">;; ANSWER SECTION:</text:span></text:p>
          <text:p><text:span text:style-name="T16">newrec.example.test.</text:span><text:span text:style-name="T16"><text:tab/></text:span><text:span text:style-name="T16">86400</text:span><text:span text:style-name="T16"><text:tab/></text:span><text:span text:style-name="T16">IN</text:span><text:span text:style-name="T16"><text:tab/></text:span><text:span text:style-name="T16">TXT</text:span><text:span text:style-name="T16"><text:tab/></text:span><text:span text:style-name="T16">"</text:span><text:span text:style-name="T18">this is newer :-)</text:span><text:span text:style-name="T16">"</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0.001cm" svg:height="0.001cm" svg:x="0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3" draw:master-page-name="freeipa_5f_upstream_5f_slide_5f_v2" presentation:presentation-page-layout-name="AL1T1">
        <draw:frame presentation:style-name="pr2" draw:layer="layout" svg:width="23.63cm" svg:height="2.464cm" svg:x="3.094cm" svg:y="0.528cm" presentation:class="title">
          <draw:text-box>
            <text:p>Bind‑dyndb‑ldap modes comparison</text:p>
          </draw:text-box>
        </draw:frame>
        <draw:frame draw:style-name="standard" draw:layer="layout" svg:width="25.182cm" svg:height="11.862cm" svg:x="1.4cm" svg:y="4.464cm" presentation:class="table" presentation:user-transformed="true">
          <table:table table:template-name="default" table:use-first-row-styles="true">
            <table:table-column table:style-name="co1"/>
            <table:table-column table:style-name="co2"/>
            <table:table-column table:style-name="co3"/>
            <table:table-row table:style-name="ro1" table:default-cell-style-name="ce2">
              <table:table-cell table:style-name="ce1"/>
              <table:table-cell>
                <text:p text:style-name="P8"><text:span text:style-name="T26">Polling</text:span></text:p>
              </table:table-cell>
              <table:table-cell>
                <text:p text:style-name="P8"><text:span text:style-name="T26">Persistent search</text:span></text:p>
              </table:table-cell>
            </table:table-row>
            <table:table-row table:style-name="ro2" table:default-cell-style-name="ce4">
              <table:table-cell table:style-name="ce3">
                <text:p text:style-name="P9"><text:span text:style-name="T27">Default in</text:span><text:span text:style-name="T27"><text:line-break/></text:span><text:span text:style-name="T27">FreeIPA version</text:span></text:p>
              </table:table-cell>
              <table:table-cell>
                <text:p text:style-name="P8"><text:span text:style-name="T27">&lt; 3.0</text:span></text:p>
              </table:table-cell>
              <table:table-cell>
                <text:p text:style-name="P8"><text:span text:style-name="T27">&gt;= 3.0</text:span></text:p>
              </table:table-cell>
            </table:table-row>
            <table:table-row table:style-name="ro2" table:default-cell-style-name="ce4">
              <table:table-cell table:style-name="ce3">
                <text:p text:style-name="P10"><text:span text:style-name="T27">Time to detect</text:span><text:span text:style-name="T27"><text:line-break/></text:span><text:span text:style-name="T26">record</text:span><text:span text:style-name="T27"> change</text:span></text:p>
              </table:table-cell>
              <table:table-cell>
                <text:p text:style-name="P8"><text:span text:style-name="T27">up to 120 s</text:span></text:p>
              </table:table-cell>
              <table:table-cell>
                <text:p text:style-name="P8"><text:span text:style-name="T27">immediately</text:span></text:p>
              </table:table-cell>
            </table:table-row>
            <table:table-row table:style-name="ro2">
              <table:table-cell table:style-name="ce5">
                <text:p text:style-name="P9"><text:span text:style-name="T27">Time to detect</text:span><text:span text:style-name="T27"><text:line-break/></text:span><text:span text:style-name="T26">zone</text:span><text:span text:style-name="T27"> change</text:span></text:p>
              </table:table-cell>
              <table:table-cell table:style-name="ce6">
                <text:p text:style-name="P8"><text:span text:style-name="T28">up to 30 s</text:span></text:p>
              </table:table-cell>
              <table:table-cell table:style-name="ce4">
                <text:p text:style-name="P8"><text:span text:style-name="T27">immediately*</text:span></text:p>
              </table:table-cell>
            </table:table-row>
            <table:table-row table:style-name="ro3" table:default-cell-style-name="ce7">
              <table:table-cell>
                <text:p text:style-name="P11"><text:span text:style-name="T27">SOA serial</text:span><text:span text:style-name="T27"><text:line-break/></text:span><text:span text:style-name="T27">auto-increment</text:span></text:p>
              </table:table-cell>
              <table:table-cell table:style-name="ce8">
                <text:p text:style-name="P12"><text:span text:style-name="T29">not supported <text:s/></text:span></text:p>
              </table:table-cell>
              <table:table-cell>
                <text:p text:style-name="P13"><text:span text:style-name="T29">supported</text:span><text:span text:style-name="T30">**</text:span><text:span text:style-name="T31"> </text:span><text:span text:style-name="T32"><text:s/></text:span></text:p>
              </table:table-cell>
            </table:table-row>
          </table:table>
          <draw:image xlink:href="Pictures/TablePreview1.svm" xlink:type="simple" xlink:show="embed" xlink:actuate="onLoad"/>
        </draw:frame>
        <draw:custom-shape draw:style-name="gr4" draw:text-style-name="P8" draw:layer="layout" svg:width="17.113cm" svg:height="1.549cm" svg:x="7.73cm" svg:y="17.217cm">
          <text:p text:style-name="P14"><text:span text:style-name="T27">* </text:span><text:span text:style-name="T27"><text:tab/></text:span><text:span text:style-name="T27">Except the </text:span><text:span text:style-name="T33"><text:a xlink:href="https://bugzilla.redhat.com/show_bug.cgi?id=893571" xlink:type="simple">Red Hat bug 893571</text:a></text:span><text:span text:style-name="T33"> </text:span><text:span text:style-name="T33"><text:line-break/></text:span><text:span text:style-name="T34">**</text:span><text:span text:style-name="T33"> </text:span><text:span text:style-name="T33"><text:tab/></text:span><text:span text:style-name="T33">Be aware of </text:span><text:span text:style-name="T33"><text:a xlink:href="https://bugzilla.redhat.com/show_bug.cgi?id=895083" xlink:type="simple">Red Hat bug 895083</text:a></text:span></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3" draw:master-page-name="freeipa_5f_upstream_5f_slide_5f_v2" presentation:presentation-page-layout-name="AL1T1">
        <draw:frame presentation:style-name="pr2" draw:layer="layout" svg:width="23.63cm" svg:height="2.464cm" svg:x="3.094cm" svg:y="0.528cm" presentation:class="title">
          <draw:text-box>
            <text:p>Debugging</text:p>
          </draw:text-box>
        </draw:frame>
        <draw:frame presentation:style-name="freeipa_5f_upstream_5f_slide_5f_v2-outline1" draw:layer="layout" svg:width="25.199cm" svg:height="12.295cm" svg:x="1.451cm" svg:y="3.693cm" presentation:class="outline" presentation:user-transformed="true">
          <draw:text-box>
            <text:list text:style-name="L2">
              <text:list-item>
                <text:p>Intermediate servers can cache replies and cached records could hide real error sometimes.</text:p>
                <text:list>
                  <text:list-item>
                    <text:p>Query FreeIPA servers directly with command<text:line-break/><text:span text:style-name="T5">dig @IPA_server_IP_address</text:span></text:p>
                    <text:p><text:span text:style-name="T6"/></text:p>
                  </text:list-item>
                </text:list>
              </text:list-item>
              <text:list-item>
                <text:p><text:span text:style-name="T5">/var/log/messages</text:span> or BIND logs should contain some hints if something doesn't work as expected.</text:p>
                <text:p><text:span text:style-name="T7"/></text:p>
              </text:list-item>
            </text:list>
          </draw:text-box>
        </draw:frame>
        <presentation:notes draw:style-name="dp2">
          <draw:page-thumbnail draw:style-name="gr2" draw:layer="layout" svg:width="0.001cm" svg:height="0.001cm" svg:x="0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3" draw:master-page-name="freeipa_5f_upstream_5f_slide_5f_v2" presentation:presentation-page-layout-name="AL1T1">
        <draw:frame presentation:style-name="pr2" draw:layer="layout" svg:width="23.63cm" svg:height="2.845cm" svg:x="3.094cm" svg:y="0.338cm" presentation:class="title">
          <draw:text-box>
            <text:p>Debugging: persistent search error messages</text:p>
          </draw:text-box>
        </draw:frame>
        <draw:frame presentation:style-name="freeipa_5f_upstream_5f_slide_5f_v2-outline1" draw:text-style-name="P15" draw:layer="layout" svg:width="25.199cm" svg:height="15.986cm" svg:x="1.4cm" svg:y="3.693cm" presentation:class="outline" presentation:user-transformed="true">
          <draw:text-box>
            <text:list text:style-name="L2">
              <text:list-item>
                <text:p><text:span text:style-name="T20">Usually are in </text:span><text:span text:style-name="T19">/var/log/messages</text:span></text:p>
              </text:list-item>
              <text:list-item>
                <text:p><text:span text:style-name="T28">Typical error message related to persistent search looks like (with added newlines):</text:span></text:p>
                <text:p><text:span text:style-name="T28"/></text:p>
                <text:p><text:span text:style-name="T28"/></text:p>
                <text:p><text:span text:style-name="T28"/></text:p>
              </text:list-item>
              <text:list-item>
                <text:p><text:span text:style-name="T28">Last line with </text:span><text:span text:style-name="T35">bold text</text:span><text:span text:style-name="T20"> contains error code.</text:span></text:p>
                <text:list>
                  <text:list-item>
                    <text:p><text:span text:style-name="T33">“</text:span><text:span text:style-name="T33">Not found” – meaning depends on context.</text:span></text:p>
                  </text:list-item>
                  <text:list-item>
                    <text:p><text:span text:style-name="T33">Examine messages preceding and following this line to get some context.</text:span></text:p>
                  </text:list-item>
                  <text:list-item>
                    <text:p><text:span text:style-name="T33">Raise debug level when it is still not clear.</text:span></text:p>
                  </text:list-item>
                </text:list>
              </text:list-item>
            </text:list>
          </draw:text-box>
        </draw:frame>
        <draw:custom-shape draw:style-name="gr3" draw:text-style-name="P7" draw:layer="layout" svg:width="24.638cm" svg:height="4.676cm" svg:x="1.681cm" svg:y="7.786cm">
          <text:p><text:span text:style-name="T16">named[2310]: update_record (psearch) failed,</text:span></text:p>
          <text:p><text:span text:style-name="T16">dn 'idnsname=record,idnsname=zone.example.com,</text:span></text:p>
          <text:p><text:span text:style-name="T16">cn=dns,dc=example,dc=com' change type 0x4.</text:span></text:p>
          <text:p><text:span text:style-name="T16">Records can be outdated, run `rndc reload`:</text:span></text:p>
          <text:p><text:span text:style-name="T18">not foun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0.001cm" svg:height="0.001cm" svg:x="0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3" draw:master-page-name="freeipa_5f_upstream_5f_slide_5f_v2" presentation:presentation-page-layout-name="AL1T1">
        <draw:frame presentation:style-name="pr2" draw:layer="layout" svg:width="23.63cm" svg:height="2.464cm" svg:x="3.094cm" svg:y="0.528cm" presentation:class="title">
          <draw:text-box>
            <text:p>Debugging: not found errors</text:p>
          </draw:text-box>
        </draw:frame>
        <draw:frame presentation:style-name="freeipa_5f_upstream_5f_slide_5f_v2-outline1" draw:text-style-name="P6" draw:layer="layout" svg:width="25.199cm" svg:height="14.964cm" svg:x="1.4cm" svg:y="5.067cm" presentation:class="outline" presentation:user-transformed="true">
          <draw:text-box>
            <text:list text:style-name="L2">
              <text:list-header>
                <text:p><text:span text:style-name="T13"/></text:p>
                <text:p><text:span text:style-name="T13"/></text:p>
              </text:list-header>
              <text:list-item>
                <text:p><text:span text:style-name="T13">It usually means “object disappeared from the database before it was processed”.</text:span></text:p>
                <text:list>
                  <text:list-item>
                    <text:p><text:span text:style-name="T13">Usually nothing to worry about.</text:span></text:p>
                  </text:list-item>
                  <text:list-item>
                    <text:p><text:span text:style-name="T13">E.g. some administration tool (FreeIPA CLI) changed some attribute (change type 0x4) and then deleted the whole object. BIND attempted to fetch changed object (after attribute change) but object disappeared in meanwhile.</text:span></text:p>
                  </text:list-item>
                  <text:list-item>
                    <text:p><text:span text:style-name="T13">E.g. records are added and deleted with speed BIND can't follow.</text:span></text:p>
                  </text:list-item>
                  <text:list-item>
                    <text:p><text:span text:style-name="T13">E.g. all records and then whole zone was</text:span><text:span text:style-name="T13"><text:line-break/></text:span><text:span text:style-name="T13">deleted too fast for BIND to follow.</text:span></text:p>
                  </text:list-item>
                </text:list>
              </text:list-item>
            </text:list>
          </draw:text-box>
        </draw:frame>
        <draw:custom-shape draw:style-name="gr3" draw:text-style-name="P7" draw:layer="layout" svg:width="24.638cm" svg:height="4.676cm" svg:x="1.903cm" svg:y="3.257cm">
          <text:p><text:span text:style-name="T16">named[2310]: update_record (psearch) failed,</text:span></text:p>
          <text:p><text:span text:style-name="T16">dn 'idnsname=record,idnsname=zone.example.com,</text:span></text:p>
          <text:p><text:span text:style-name="T16">cn=dns,dc=example,dc=com' change type </text:span><text:span text:style-name="T18">0x4</text:span><text:span text:style-name="T16">.</text:span></text:p>
          <text:p><text:span text:style-name="T16">Records can be outdated, run `rndc reload`:</text:span></text:p>
          <text:p><text:span text:style-name="T18">not foun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0.001cm" svg:height="0.001cm" svg:x="0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3" draw:master-page-name="freeipa_5f_upstream_5f_slide_5f_v2" presentation:presentation-page-layout-name="AL1T1">
        <draw:frame presentation:style-name="pr2" draw:layer="layout" svg:width="23.63cm" svg:height="2.464cm" svg:x="3.094cm" svg:y="0.528cm" presentation:class="title">
          <draw:text-box>
            <text:p>Debugging: zone not loaded</text:p>
          </draw:text-box>
        </draw:frame>
        <draw:frame presentation:style-name="freeipa_5f_upstream_5f_slide_5f_v2-outline1" draw:layer="layout" svg:width="25.199cm" svg:height="12.996cm" svg:x="1.4cm" svg:y="4.914cm" presentation:class="outline" presentation:user-transformed="true">
          <draw:text-box>
            <text:list text:style-name="L2">
              <text:list-header>
                <text:p/>
                <text:p/>
                <text:p><text:span text:style-name="T16">(alternative error code is </text:span><text:span text:style-name="T36">bad zone</text:span><text:span text:style-name="T37">)</text:span></text:p>
              </text:list-header>
              <text:list-item>
                <text:p>It usually means “object inside invalid zone changed”.</text:p>
                <text:list>
                  <text:list-item>
                    <text:p>Examine logs for the reason why the zone is invalid.</text:p>
                    <text:list>
                      <text:list-item>
                        <text:p>Missing glue records, missing NS records etc.</text:p>
                      </text:list-item>
                    </text:list>
                  </text:list-item>
                  <text:list-item>
                    <text:p>Fix errors in zone data and <text:span text:style-name="T4">reload BIND</text:span><text:span text:style-name="T7">.</text:span></text:p>
                  </text:list-item>
                  <text:list-item>
                    <text:p>Reload should be unnecessary after fixing <text:span text:style-name="T7"><text:a xlink:href="https://bugzilla.redhat.com/show_bug.cgi?id=893571" xlink:type="simple">Red Hat bug 893571</text:a></text:span><text:span text:style-name="T7">. Manual intervention is inevitable in cases where zone data are invalid.</text:span></text:p>
                  </text:list-item>
                </text:list>
              </text:list-item>
            </text:list>
          </draw:text-box>
        </draw:frame>
        <draw:custom-shape draw:style-name="gr3" draw:text-style-name="P7" draw:layer="layout" svg:width="24.638cm" svg:height="4.676cm" svg:x="1.903cm" svg:y="3.257cm">
          <text:p><text:span text:style-name="T16">named[2310]: update_record (psearch) failed,</text:span></text:p>
          <text:p><text:span text:style-name="T16">dn 'idnsname=record,idnsname=zone.example.com,</text:span></text:p>
          <text:p><text:span text:style-name="T16">cn=dns,dc=example,dc=com' change type </text:span><text:span text:style-name="T17">0x1</text:span><text:span text:style-name="T16">.</text:span></text:p>
          <text:p><text:span text:style-name="T16">Records can be outdated, run `rndc reload`:</text:span></text:p>
          <text:p><text:span text:style-name="T18">zone not loade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0.001cm" svg:height="0.001cm" svg:x="0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3" draw:master-page-name="freeipa_5f_upstream_5f_slide_5f_v2" presentation:presentation-page-layout-name="AL1T1">
        <draw:frame presentation:style-name="pr2" draw:layer="layout" svg:width="23.63cm" svg:height="2.464cm" svg:x="3.094cm" svg:y="0.528cm" presentation:class="title">
          <draw:text-box>
            <text:p>Debugging: more verbose logs</text:p>
          </draw:text-box>
        </draw:frame>
        <draw:frame presentation:style-name="freeipa_5f_upstream_5f_slide_5f_v2-outline1" draw:text-style-name="P5" draw:layer="layout" svg:width="25.997cm" svg:height="15.941cm" svg:x="1.349cm" svg:y="3.438cm" presentation:class="outline" presentation:user-transformed="true">
          <draw:text-box>
            <text:list text:style-name="L2">
              <text:list-item>
                <text:p><text:span text:style-name="T10">Debugging messages are usually sent to </text:span><text:span text:style-name="T9">/var/named/data/named.run</text:span></text:p>
              </text:list-item>
              <text:list-item>
                <text:p><text:span text:style-name="T8">Use </text:span><text:span text:style-name="T9">rndc debug trace &lt;level&gt;</text:span><text:span text:style-name="T10"> to raise log level.</text:span></text:p>
                <text:list>
                  <text:list-item>
                    <text:p><text:span text:style-name="T10">0 is the default. Keyword “</text:span><text:span text:style-name="T9">notrace</text:span><text:span text:style-name="T10">” disables debugging.</text:span></text:p>
                  </text:list-item>
                  <text:list-item>
                    <text:p><text:span text:style-name="T10">20 will print huge amount of data including each event received through persistent search mechanism and each LDAP query.</text:span></text:p>
                  </text:list-item>
                </text:list>
              </text:list-item>
              <text:list-item>
                <text:p><text:span text:style-name="T10">Enable verbose checks in </text:span><text:span text:style-name="T9">/etc/named.conf:</text:span></text:p>
                <text:p><text:span text:style-name="T9"/></text:p>
                <text:p><text:span text:style-name="T10"/></text:p>
                <text:list>
                  <text:list-item>
                    <text:p><text:span text:style-name="T9">Verbose_checks</text:span><text:span text:style-name="T10"> are </text:span><text:span text:style-name="T38">not supported</text:span><text:span text:style-name="T10"> in</text:span><text:span text:style-name="T10"><text:line-break/></text:span><text:span text:style-name="T10">bind-dyndb-ldap </text:span><text:span text:style-name="T38">&lt;= 2.3</text:span><text:span text:style-name="T10">.</text:span></text:p>
                  </text:list-item>
                </text:list>
              </text:list-item>
            </text:list>
          </draw:text-box>
        </draw:frame>
        <draw:custom-shape draw:style-name="gr3" draw:text-style-name="P16" draw:layer="layout" svg:width="24.638cm" svg:height="2.869cm" svg:x="1.681cm" svg:y="13.991cm">
          <text:p><text:span text:style-name="T17">dynamic-db "ipa" {</text:span></text:p>
          <text:p><text:span text:style-name="T17"><text:s text:c="8"/></text:span><text:span text:style-name="T17">arg "verbose_checks yes";</text:span></text:p>
          <text:p><text:span text:style-name="T17">};</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0.001cm" svg:height="0.001cm" svg:x="0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3" draw:master-page-name="freeipa_5f_upstream_5f_slide_5f_v2" presentation:presentation-page-layout-name="AL1T1">
        <draw:frame presentation:style-name="pr2" draw:layer="layout" svg:width="23.63cm" svg:height="2.464cm" svg:x="3.094cm" svg:y="0.528cm" presentation:class="title">
          <draw:text-box>
            <text:p>DNS caching: authoritative server</text:p>
          </draw:text-box>
        </draw:frame>
        <draw:frame presentation:style-name="freeipa_5f_upstream_5f_slide_5f_v2-outline1" draw:text-style-name="P15" draw:layer="layout" svg:width="25.997cm" svg:height="12.18cm" svg:x="1.349cm" svg:y="3.235cm" presentation:class="outline" presentation:user-transformed="true">
          <draw:text-box>
            <text:list text:style-name="L2">
              <text:list-item>
                <text:p><text:span text:style-name="T27">Each DNS record has own TTL value.</text:span></text:p>
              </text:list-item>
              <text:list-item>
                <text:p><text:span text:style-name="T27">TTL value is in the second column of answer section, in following examples written in </text:span><text:span text:style-name="T26">bold font</text:span><text:span text:style-name="T33">.</text:span></text:p>
              </text:list-item>
              <text:list-item>
                <text:p><text:span text:style-name="T33">FreeIPA uses 86400 seconds (1 day) as default value.</text:span></text:p>
              </text:list-item>
              <text:list-item>
                <text:p><text:span text:style-name="T27">TTL was artificially lowered to 60 seconds for following examples.</text:span></text:p>
              </text:list-item>
            </text:list>
          </draw:text-box>
        </draw:frame>
        <draw:custom-shape draw:style-name="gr3" draw:text-style-name="P16" draw:layer="layout" svg:width="24.638cm" svg:height="6.064cm" svg:x="1.851cm" svg:y="12.91cm">
          <text:p><text:span text:style-name="T17">[11:18:54]$ dig @IPA ipa.corp.test.</text:span></text:p>
          <text:p><text:span text:style-name="T17">;; ANSWER SECTION:</text:span></text:p>
          <text:p><text:span text:style-name="T17">ipa.corp.test.</text:span><text:span text:style-name="T17"><text:tab/></text:span><text:span text:style-name="T17"><text:tab/></text:span><text:span text:style-name="T18">60</text:span><text:span text:style-name="T17"><text:tab/></text:span><text:span text:style-name="T17">IN</text:span><text:span text:style-name="T17"><text:tab/></text:span><text:span text:style-name="T17">A</text:span><text:span text:style-name="T17"><text:tab/></text:span><text:span text:style-name="T17">192.0.2.1</text:span></text:p>
          <text:p><text:span text:style-name="T17"/></text:p>
          <text:p><text:span text:style-name="T17">[11:19:05]$ dig @IPA ipa.corp.test.</text:span></text:p>
          <text:p><text:span text:style-name="T17">;; ANSWER SECTION:</text:span></text:p>
          <text:p><text:span text:style-name="T17">ipa.corp.test.</text:span><text:span text:style-name="T17"><text:tab/></text:span><text:span text:style-name="T17"><text:tab/></text:span><text:span text:style-name="T18">60</text:span><text:span text:style-name="T17"><text:tab/></text:span><text:span text:style-name="T17">IN</text:span><text:span text:style-name="T17"><text:tab/></text:span><text:span text:style-name="T17">A</text:span><text:span text:style-name="T17"><text:tab/></text:span><text:span text:style-name="T17">192.0.2.1</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0.001cm" svg:height="0.001cm" svg:x="0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3" draw:master-page-name="freeipa_5f_upstream_5f_slide_5f_v2" presentation:presentation-page-layout-name="AL1T1">
        <draw:frame presentation:style-name="pr2" draw:layer="layout" svg:width="23.63cm" svg:height="2.464cm" svg:x="3.094cm" svg:y="0.528cm" presentation:class="title">
          <draw:text-box>
            <text:p>DNS caching: authoritative server</text:p>
          </draw:text-box>
        </draw:frame>
        <draw:frame presentation:style-name="freeipa_5f_upstream_5f_slide_5f_v2-outline1" draw:layer="layout" svg:width="25.997cm" svg:height="12.18cm" svg:x="1.451cm" svg:y="3.133cm" presentation:class="outline" presentation:user-transformed="true">
          <draw:text-box>
            <text:list text:style-name="L2">
              <text:list-item>
                <text:p>Model situation: “<text:span text:style-name="T5">ipa</text:span>” is authoritative DNS server, “<text:span text:style-name="T5">cache</text:span>” is some random recursive caching DNS server in the world.</text:p>
              </text:list-item>
              <text:list-item>
                <text:p>Answers from authoritative servers are always “fresh”, i.e. answers have TTL as specified in zone.</text:p>
              </text:list-item>
              <text:list-item>
                <text:p>Changes are visible immediately if persistent search is enabled.</text:p>
              </text:list-item>
            </text:list>
          </draw:text-box>
        </draw:frame>
        <draw:custom-shape draw:style-name="gr3" draw:text-style-name="P16" draw:layer="layout" svg:width="24.638cm" svg:height="6.064cm" svg:x="1.681cm" svg:y="13.022cm">
          <text:p><text:span text:style-name="T17">[11:</text:span><text:span text:style-name="T18">18:54</text:span><text:span text:style-name="T17">]$ dig @IPA ipa.corp.test.</text:span></text:p>
          <text:p><text:span text:style-name="T17">;; ANSWER SECTION:</text:span></text:p>
          <text:p><text:span text:style-name="T17">ipa.corp.test.</text:span><text:span text:style-name="T17"><text:tab/></text:span><text:span text:style-name="T17"><text:tab/></text:span><text:span text:style-name="T18">60</text:span><text:span text:style-name="T17"><text:tab/></text:span><text:span text:style-name="T17">IN</text:span><text:span text:style-name="T17"><text:tab/></text:span><text:span text:style-name="T17">A</text:span><text:span text:style-name="T17"><text:tab/></text:span><text:span text:style-name="T17">192.0.2.1</text:span></text:p>
          <text:p><text:span text:style-name="T17"/></text:p>
          <text:p><text:span text:style-name="T17">[11:</text:span><text:span text:style-name="T18">19:05</text:span><text:span text:style-name="T17">]$ dig @IPA ipa.corp.test.</text:span></text:p>
          <text:p><text:span text:style-name="T17">;; ANSWER SECTION:</text:span></text:p>
          <text:p><text:span text:style-name="T17">ipa.corp.test.</text:span><text:span text:style-name="T17"><text:tab/></text:span><text:span text:style-name="T17"><text:tab/></text:span><text:span text:style-name="T18">60</text:span><text:span text:style-name="T17"><text:tab/></text:span><text:span text:style-name="T17">IN</text:span><text:span text:style-name="T17"><text:tab/></text:span><text:span text:style-name="T17">A</text:span><text:span text:style-name="T17"><text:tab/></text:span><text:span text:style-name="T17">192.0.2.1</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0.001cm" svg:height="0.001cm" svg:x="0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3" draw:master-page-name="freeipa_5f_upstream_5f_slide_5f_v2" presentation:presentation-page-layout-name="AL1T1">
        <draw:frame presentation:style-name="pr2" draw:layer="layout" svg:width="23.63cm" svg:height="2.845cm" svg:x="3.094cm" svg:y="0.338cm" presentation:class="title">
          <draw:text-box>
            <text:p>DNS caching: caching server: positive cache</text:p>
          </draw:text-box>
        </draw:frame>
        <draw:frame presentation:style-name="freeipa_5f_upstream_5f_slide_5f_v2-outline1" draw:text-style-name="P15" draw:layer="layout" svg:width="25.997cm" svg:height="12.322cm" svg:x="1.4cm" svg:y="3.897cm" presentation:class="outline" presentation:user-transformed="true">
          <draw:text-box>
            <text:list text:style-name="L2">
              <text:list-item>
                <text:p><text:span text:style-name="T27">Caching servers obtain answers from some other servers, authoritative or also caching.</text:span></text:p>
              </text:list-item>
              <text:list-item>
                <text:p><text:span text:style-name="T27">TTL contained in each cached record is used as counter for count down. TTL is decremented by 1 each second and the cached record is flushed when TTL reaches 0.</text:span></text:p>
              </text:list-item>
              <text:list-item>
                <text:p><text:span text:style-name="T27">Remaining TTL value is sent to the client as part of the answer. <text:s/></text:span></text:p>
              </text:list-item>
              <text:list-item>
                <text:p><text:span text:style-name="T26">Remaining TTL is propagated downstream</text:span><text:span text:style-name="T33">, from authoritative servers through the whole tree of caching servers to the clients.</text:span></text:p>
              </text:list-item>
            </text:list>
          </draw:text-box>
        </draw:frame>
        <presentation:notes draw:style-name="dp2">
          <draw:page-thumbnail draw:style-name="gr2" draw:layer="layout" svg:width="0.001cm" svg:height="0.001cm" svg:x="0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3" draw:master-page-name="freeipa_5f_upstream_5f_slide_5f_v2" presentation:presentation-page-layout-name="AL1T1">
        <draw:frame presentation:style-name="pr2" draw:layer="layout" svg:width="23.63cm" svg:height="2.845cm" svg:x="3.094cm" svg:y="0.338cm" presentation:class="title">
          <draw:text-box>
            <text:p>DNS caching: caching server: positive cache</text:p>
          </draw:text-box>
        </draw:frame>
        <draw:frame presentation:style-name="freeipa_5f_upstream_5f_slide_5f_v2-outline1" draw:text-style-name="P15" draw:layer="layout" svg:width="25.997cm" svg:height="12.18cm" svg:x="1.451cm" svg:y="3.744cm" presentation:class="outline" presentation:user-transformed="true">
          <draw:text-box>
            <text:list text:style-name="L2">
              <text:list-item>
                <text:p><text:span text:style-name="T39">A</text:span><text:span text:style-name="T27"> record for </text:span><text:span text:style-name="T39">ipa.corp.test.</text:span><text:span text:style-name="T27"> is retrieved at the first request, timestamp 11:19</text:span><text:span text:style-name="T40">:</text:span><text:span text:style-name="T27">05.</text:span></text:p>
              </text:list-item>
              <text:list-item>
                <text:p><text:span text:style-name="T27">Next query for the same record is answered from the cache. TTL in the second answer is lower than TTL in the first (“fresh”) reply.</text:span></text:p>
              </text:list-item>
              <text:list-item>
                <text:p><text:span text:style-name="T27">The record is served from the cache until TTL drops to zero. Any change immediately visible on authoritative server will be hidden until cache expires!</text:span></text:p>
              </text:list-item>
            </text:list>
          </draw:text-box>
        </draw:frame>
        <draw:custom-shape draw:style-name="gr3" draw:text-style-name="P16" draw:layer="layout" svg:width="24.638cm" svg:height="6.064cm" svg:x="1.681cm" svg:y="13.818cm">
          <text:p><text:span text:style-name="T17">[11:</text:span><text:span text:style-name="T18">19:05</text:span><text:span text:style-name="T17">]$ dig @CACHE ipa.corp.test.</text:span></text:p>
          <text:p><text:span text:style-name="T17">;; ANSWER SECTION:</text:span></text:p>
          <text:p><text:span text:style-name="T17">ipa.corp.test.</text:span><text:span text:style-name="T17"><text:tab/></text:span><text:span text:style-name="T17"><text:tab/></text:span><text:span text:style-name="T18">60</text:span><text:span text:style-name="T17"><text:tab/></text:span><text:span text:style-name="T17">IN</text:span><text:span text:style-name="T17"><text:tab/></text:span><text:span text:style-name="T17">A</text:span><text:span text:style-name="T17"><text:tab/></text:span><text:span text:style-name="T17">192.0.2.1</text:span></text:p>
          <text:p><text:span text:style-name="T17"/></text:p>
          <text:p><text:span text:style-name="T17">[11:</text:span><text:span text:style-name="T18">19:15</text:span><text:span text:style-name="T17">]$ dig @CACHE ipa.corp.test.</text:span></text:p>
          <text:p><text:span text:style-name="T17">;; ANSWER SECTION:</text:span></text:p>
          <text:p><text:span text:style-name="T17">ipa.corp.test.</text:span><text:span text:style-name="T17"><text:tab/></text:span><text:span text:style-name="T17"><text:tab/></text:span><text:span text:style-name="T18">50</text:span><text:span text:style-name="T17"><text:tab/></text:span><text:span text:style-name="T17">IN</text:span><text:span text:style-name="T17"><text:tab/></text:span><text:span text:style-name="T17">A</text:span><text:span text:style-name="T17"><text:tab/></text:span><text:span text:style-name="T17">192.0.2.1</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0.001cm" svg:height="0.001cm" svg:x="0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3" draw:master-page-name="freeipa_5f_upstream_5f_slide_5f_v2" presentation:presentation-page-layout-name="AL1T1">
        <draw:frame presentation:style-name="pr2" draw:layer="layout" svg:width="23.63cm" svg:height="2.845cm" svg:x="3.094cm" svg:y="0.338cm" presentation:class="title">
          <draw:text-box>
            <text:p>DNS caching: caching server: negative cache</text:p>
          </draw:text-box>
        </draw:frame>
        <draw:frame presentation:style-name="freeipa_5f_upstream_5f_slide_5f_v2-outline1" draw:text-style-name="P15" draw:layer="layout" svg:width="25.997cm" svg:height="12.18cm" svg:x="1.4cm" svg:y="3.439cm" presentation:class="outline" presentation:user-transformed="true">
          <draw:text-box>
            <text:list text:style-name="L2">
              <text:list-item>
                <text:p><text:span text:style-name="T27">Answers for non-existing names obtained from caching non-authoritative servers behaves in the same way.</text:span></text:p>
              </text:list-item>
              <text:list-item>
                <text:p><text:span text:style-name="T27">Only difference is how initial TTL is determined.</text:span></text:p>
              </text:list-item>
            </text:list>
          </draw:text-box>
        </draw:frame>
        <draw:custom-shape draw:style-name="gr3" draw:text-style-name="P16" draw:layer="layout" svg:width="24.638cm" svg:height="10.782cm" svg:x="1.681cm" svg:y="7.783cm">
          <text:p><text:span text:style-name="T17">[11:24</text:span><text:span text:style-name="T18">:12</text:span><text:span text:style-name="T17">]$ dig +multiline @CACHE blah.corp.test.</text:span></text:p>
          <text:p><text:span text:style-name="T17">;; -&gt;&gt;HEADER&lt;&lt;- opcode: QUERY, status: </text:span><text:span text:style-name="T18">NXDOMAIN</text:span><text:span text:style-name="T17">, id: 1523</text:span></text:p>
          <text:p><text:span text:style-name="T17">;; AUTHORITY SECTION:</text:span></text:p>
          <text:p><text:span text:style-name="T17">ipa.corp.test. </text:span><text:span text:style-name="T18">60</text:span><text:span text:style-name="T17"><text:tab/></text:span><text:span text:style-name="T17">IN</text:span><text:span text:style-name="T17"><text:tab/></text:span><text:span text:style-name="T17">SOA</text:span><text:span text:style-name="T17"><text:tab/></text:span><text:span text:style-name="T17">ipa.corp.test. (</text:span></text:p>
          <text:p><text:span text:style-name="T41">&lt;snip&gt;</text:span></text:p>
          <text:p><text:span text:style-name="T17"><text:tab/></text:span><text:span text:style-name="T17"><text:tab/></text:span><text:span text:style-name="T17"><text:tab/></text:span><text:span text:style-name="T17"><text:tab/></text:span><text:span text:style-name="T17">3600 <text:s text:c="6"/>; minimum (1 hour)</text:span></text:p>
          <text:p><text:span text:style-name="T17">)</text:span></text:p>
          <text:p><text:span text:style-name="T17"/></text:p>
          <text:p><text:span text:style-name="T17">[11:24</text:span><text:span text:style-name="T18">:21</text:span><text:span text:style-name="T17">]$ dig +multiline @CACHE blah.corp.test.</text:span></text:p>
          <text:p><text:span text:style-name="T17">;; -&gt;&gt;HEADER&lt;&lt;- opcode: QUERY, status: </text:span><text:span text:style-name="T18">NXDOMAIN</text:span><text:span text:style-name="T17">, id: 22846</text:span></text:p>
          <text:p><text:span text:style-name="T17">;; AUTHORITY SECTION:</text:span></text:p>
          <text:p><text:span text:style-name="T17">ipa.corp.test. </text:span><text:span text:style-name="T18">51</text:span><text:span text:style-name="T17"><text:tab/></text:span><text:span text:style-name="T17">IN</text:span><text:span text:style-name="T17"><text:tab/></text:span><text:span text:style-name="T17">SOA</text:span><text:span text:style-name="T17"><text:tab/></text:span><text:span text:style-name="T17">ipa.corp.test. ( </text:span><text:span text:style-name="T41">&lt;snip&gt;</text:span></text:p>
          <text:p><text:span text:style-name="T17"><text:tab/></text:span><text:span text:style-name="T17"><text:tab/></text:span><text:span text:style-name="T17"><text:tab/></text:span><text:span text:style-name="T17"><text:tab/></text:span><text:span text:style-name="T17">13 86400 3600 604800 3600 )</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0.001cm" svg:height="0.001cm" svg:x="0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3" draw:master-page-name="freeipa_5f_upstream_5f_slide_5f_v2" presentation:presentation-page-layout-name="AL1T1">
        <draw:frame presentation:style-name="pr2" draw:layer="layout" svg:width="23.63cm" svg:height="2.845cm" svg:x="3.094cm" svg:y="0.338cm" presentation:class="title">
          <draw:text-box>
            <text:p>DNS caching: caching server: negative cache</text:p>
          </draw:text-box>
        </draw:frame>
        <draw:frame presentation:style-name="freeipa_5f_upstream_5f_slide_5f_v2-outline1" draw:layer="layout" svg:width="25.997cm" svg:height="12.18cm" svg:x="1.4cm" svg:y="4.914cm" presentation:class="outline" presentation:user-transformed="true">
          <draw:text-box>
            <text:list text:style-name="L2">
              <text:list-item>
                <text:p>Effective TTL for negative cache is minimum from pair (SOA record minimum, SOA record TTL), i.e. 60 seconds in the following example:</text:p>
              </text:list-item>
            </text:list>
          </draw:text-box>
        </draw:frame>
        <draw:custom-shape draw:style-name="gr3" draw:text-style-name="P16" draw:layer="layout" svg:width="24.638cm" svg:height="7.88cm" svg:x="1.681cm" svg:y="9.109cm">
          <text:p><text:span text:style-name="T17">$ dig @127.0.0.1 +multiline blah.corp.test.</text:span></text:p>
          <text:p><text:span text:style-name="T17">;; AUTHORITY SECTION:</text:span></text:p>
          <text:p><text:span text:style-name="T17">ipa.corp.test. </text:span><text:span text:style-name="T18">60</text:span><text:span text:style-name="T17"><text:tab/></text:span><text:span text:style-name="T17">IN</text:span><text:span text:style-name="T17"><text:tab/></text:span><text:span text:style-name="T17">SOA</text:span><text:span text:style-name="T17"><text:tab/></text:span><text:span text:style-name="T17">ipa.corp.test. hm.corp.test. (</text:span></text:p>
          <text:p><text:span text:style-name="T17"><text:tab/></text:span><text:span text:style-name="T17"><text:tab/></text:span><text:span text:style-name="T17"><text:tab/></text:span><text:span text:style-name="T17"><text:tab/></text:span><text:span text:style-name="T17">13 <text:s text:c="8"/>; serial</text:span></text:p>
          <text:p><text:span text:style-name="T17"><text:tab/></text:span><text:span text:style-name="T17"><text:tab/></text:span><text:span text:style-name="T17"><text:tab/></text:span><text:span text:style-name="T17"><text:tab/></text:span><text:span text:style-name="T17">86400 <text:s text:c="5"/>; refresh (1 day)</text:span></text:p>
          <text:p><text:span text:style-name="T17"><text:tab/></text:span><text:span text:style-name="T17"><text:tab/></text:span><text:span text:style-name="T17"><text:tab/></text:span><text:span text:style-name="T17"><text:tab/></text:span><text:span text:style-name="T17">3600 <text:s text:c="6"/>; retry (1 hour)</text:span></text:p>
          <text:p><text:span text:style-name="T17"><text:tab/></text:span><text:span text:style-name="T17"><text:tab/></text:span><text:span text:style-name="T17"><text:tab/></text:span><text:span text:style-name="T17"><text:tab/></text:span><text:span text:style-name="T17">604800 <text:s text:c="4"/>; expire (1 week)</text:span></text:p>
          <text:p><text:span text:style-name="T18"><text:tab/></text:span><text:span text:style-name="T18"><text:tab/></text:span><text:span text:style-name="T18"><text:tab/></text:span><text:span text:style-name="T18"><text:tab/></text:span><text:span text:style-name="T18">3600 <text:s text:c="6"/>; minimum (1 hour)</text:span></text:p>
          <text:p><text:span text:style-name="T17"><text:tab/></text:span><text:span text:style-name="T17"><text:tab/></text:span><text:span text:style-name="T17"><text:tab/></text:span><text:span text:style-name="T17"><text:tab/></text:span><text:span text:style-name="T17">)</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0.001cm" svg:height="0.001cm" svg:x="0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3" draw:master-page-name="freeipa_5f_upstream_5f_slide_5f_v2" presentation:presentation-page-layout-name="AL1T1">
        <draw:frame presentation:style-name="pr2" draw:layer="layout" svg:width="23.63cm" svg:height="2.845cm" svg:x="3.094cm" svg:y="0.338cm" presentation:class="title">
          <draw:text-box>
            <text:p>DNS caching: caching server: manipulating cache</text:p>
          </draw:text-box>
        </draw:frame>
        <draw:frame presentation:style-name="freeipa_5f_upstream_5f_slide_5f_v2-outline1" draw:layer="layout" svg:width="25.997cm" svg:height="12.18cm" svg:x="1.4cm" svg:y="4.914cm" presentation:class="outline" presentation:user-transformed="true">
          <draw:text-box>
            <text:list text:style-name="L2">
              <text:list-item>
                <text:p><text:span text:style-name="T27">BIND command </text:span><text:span text:style-name="T39">rndc flush</text:span><text:span text:style-name="T28"> will clean</text:span><text:span text:style-name="T28"><text:line-break/></text:span><text:span text:style-name="T35">server's local</text:span><text:span text:style-name="T28"> cache.</text:span></text:p>
              </text:list-item>
              <text:list-item>
                <text:p><text:span text:style-name="T39">rndc dumpdb -cache</text:span><text:span text:style-name="T28"> will save current cache to file </text:span><text:span text:style-name="T39">/var/named/data/cache_dump.db</text:span></text:p>
                <text:list>
                  <text:list-item>
                    <text:p><text:span text:style-name="T28">Dump has classical DNS zone format.</text:span></text:p>
                  </text:list-item>
                </text:list>
              </text:list-item>
            </text:list>
          </draw:text-box>
        </draw:frame>
        <presentation:notes draw:style-name="dp2">
          <draw:page-thumbnail draw:style-name="gr2" draw:layer="layout" svg:width="0.001cm" svg:height="0.001cm" svg:x="0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3" draw:master-page-name="freeipa_5f_upstream_5f_slide_5f_v2" presentation:presentation-page-layout-name="AL1T1">
        <draw:frame presentation:style-name="pr2" draw:layer="layout" svg:width="23.63cm" svg:height="2.464cm" svg:x="3.094cm" svg:y="0.528cm" presentation:class="title">
          <draw:text-box>
            <text:p>DNS caching: recommendation</text:p>
          </draw:text-box>
        </draw:frame>
        <draw:frame presentation:style-name="freeipa_5f_upstream_5f_slide_5f_v2-outline1" draw:layer="layout" svg:width="25.997cm" svg:height="13.633cm" svg:x="1.451cm" svg:y="3.591cm" presentation:class="outline" presentation:user-transformed="true">
          <draw:text-box>
            <text:list text:style-name="L4">
              <text:list-item>
                <text:p>Don't use extremely small values for TTL (seconds) for normal operation. It will add a lot of network round trips and raise latency visible by end users.</text:p>
              </text:list-item>
              <text:list-item>
                <text:p>Plan changes in DNS carefully :-)</text:p>
              </text:list-item>
              <text:list-item>
                <text:p>Lower TTL for affected records to some small value (e.g. 60 seconds).</text:p>
              </text:list-item>
              <text:list-item>
                <text:p>Wait until original (longer) TTL expires.</text:p>
              </text:list-item>
              <text:list-item>
                <text:p>Do the changes.</text:p>
              </text:list-item>
              <text:list-item>
                <text:p>Test changes thoroughly.</text:p>
              </text:list-item>
              <text:list-item>
                <text:p>Raise TTL to original value if everything works.</text:p>
              </text:list-item>
            </text:list>
          </draw:text-box>
        </draw:frame>
        <presentation:notes draw:style-name="dp2">
          <draw:page-thumbnail draw:style-name="gr2" draw:layer="layout" svg:width="0.001cm" svg:height="0.001cm" svg:x="0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3" draw:master-page-name="freeipa_5f_upstream_5f_slide_5f_v2" presentation:presentation-page-layout-name="AL1T1">
        <draw:frame presentation:style-name="pr2" draw:layer="layout" svg:width="23.63cm" svg:height="2.464cm" svg:x="3.094cm" svg:y="0.528cm" presentation:class="title">
          <draw:text-box>
            <text:p>Limitations</text:p>
          </draw:text-box>
        </draw:frame>
        <draw:frame presentation:style-name="freeipa_5f_upstream_5f_slide_5f_v2-outline1" draw:layer="layout" svg:width="25.199cm" svg:height="12.18cm" svg:x="1.4cm" svg:y="3.693cm" presentation:class="outline" presentation:user-transformed="true">
          <draw:text-box>
            <text:list text:style-name="L2">
              <text:list-item>
                <text:p>Persistent search is expected to consume a lot of resources in 389DS.</text:p>
              </text:list-item>
              <text:list-item>
                <text:p>Persistent search can't detect object renaming (LDAP <text:span text:style-name="T5">moddn</text:span> operation) if the new DN is outside of <text:span text:style-name="T5">cn=dns </text:span>subtree. It normally should not happen.</text:p>
              </text:list-item>
              <text:list-item>
                <text:p>Some people use bind-dyndb-ldap with OpenLDAP but OpenLDAP doesn't support persistent search <text:line-break/>(<text:a xlink:href="http://tools.ietf.org/html/draft-ietf-ldapext-psearch-03" xlink:type="simple">ancient RFC draft-ietf-ldapext-psearch-03</text:a>), only the newer SyncRepl (<text:a xlink:href="http://tools.ietf.org/html/rfc4533" xlink:type="simple">RFC 4533</text:a>) mechanism. Patches are welcome :-)</text:p>
              </text:list-item>
            </text:list>
          </draw:text-box>
        </draw:frame>
        <presentation:notes draw:style-name="dp2">
          <draw:page-thumbnail draw:style-name="gr2" draw:layer="layout" svg:width="0.001cm" svg:height="0.001cm" svg:x="0cm" svg:y="2.123cm" draw:page-number="27"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FreeIPA" draw:style="linear" draw:start-color="#ccffff" draw:end-color="#94bd5e" draw:start-intensity="85%" draw:end-intensity="100%" draw:angle="150" draw:border="0%"/>
    <draw:gradient draw:name="Gradient_20_8" draw:display-name="Gradient 8"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code" style:family="graphic" style:parent-style-name="standard">
      <style:graphic-properties draw:stroke="solid" draw:stroke-dash="Dash_20_2" svg:stroke-width="0.051cm" svg:stroke-color="#000000" draw:marker-start-width="0.381cm" draw:marker-start-center="false" draw:marker-end-width="0.381cm" draw:marker-end-center="false" svg:stroke-opacity="100%" draw:stroke-linejoin="round" draw:fill="none" draw:fill-color="#99ccff" draw:secondary-fill-color="#99ccff" draw:fill-gradient-name="Gradient_20_8" draw:gradient-step-count="0" draw:fill-hatch-name="Hatching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254cm" fo:padding-bottom="0.254cm" fo:padding-left="0.254cm" fo:padding-right="0.254cm" fo:wrap-option="no-wrap" draw:shadow="hidden" draw:shadow-offset-x="0.305cm" draw:shadow-offset-y="0.305cm" draw:shadow-color="#808080" draw:shadow-opacity="100%" text:animation="none" text:animation-direction="left" text:animation-start-inside="false" text:animation-stop-inside="false" text:animation-repeat="0" text:animation-delay="P0D" text:animation-steps="0cm" draw:line-distance="0cm" draw:guide-overhang="0cm" draw:guide-distance="0cm">
        <text:list-style style:name="cod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Mono'" style:font-style-name="Regular" style:font-family-generic="modern" style:font-pitch="fixed"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Lohit Devanagari'"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freeipa_5f_upstream_5f_slide_5f_v2-background" style:display-name="freeipa_upstream_slide_v2-background" style:family="presentation">
      <style:graphic-properties draw:stroke="none" draw:fill="none"/>
      <style:text-properties style:letter-kerning="true"/>
    </style:style>
    <style:style style:name="freeipa_5f_upstream_5f_slide_5f_v2-backgroundobjects" style:display-name="freeipa_upstream_slide_v2-backgroundobjects" style:family="presentation">
      <style:graphic-properties draw:textarea-horizontal-align="justify" draw:shadow="hidden" draw:shadow-offset-x="0.2cm" draw:shadow-offset-y="0.2cm" draw:shadow-color="#808080"/>
      <style:text-properties style:letter-kerning="true"/>
    </style:style>
    <style:style style:name="freeipa_5f_upstream_5f_slide_5f_v2-notes" style:display-name="freeipa_upstream_slide_v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freeipa_5f_upstream_5f_slide_5f_v2-outline1" style:display-name="freeipa_upstream_slide_v2-outline1" style:family="presentation">
      <style:graphic-properties draw:stroke="none" draw:fill="none" draw:auto-grow-height="false" draw:fit-to-size="shrink-to-fit">
        <text:list-style style:name="freeipa_5f_upstream_5f_slide_5f_v2-outline1" style:display-name="freeipa_upstream_slide_v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Liberation Sans'" style:font-family-generic="roman" style:font-pitch="variable" fo:font-size="30pt" fo:font-style="normal" fo:text-shadow="none" style:text-underline-style="none" fo:font-weight="normal" style:letter-kerning="true" style:font-family-asian="'DejaVu Sans'" style:font-family-generic-asian="system" style:font-pitch-asian="variable" style:font-size-asian="30pt" style:font-style-asian="normal" style:font-weight-asian="normal" style:font-family-complex="'Lohit Devanagar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freeipa_5f_upstream_5f_slide_5f_v2-outline2" style:display-name="freeipa_upstream_slide_v2-outline2" style:family="presentation" style:parent-style-name="freeipa_5f_upstream_5f_slide_5f_v2-outline1">
      <style:paragraph-properties fo:margin-left="0cm" fo:margin-right="0cm" fo:margin-top="0cm" fo:margin-bottom="0.399cm" fo:text-indent="0cm"/>
      <style:text-properties fo:font-size="28pt" style:font-size-asian="28pt" style:font-size-complex="28pt"/>
    </style:style>
    <style:style style:name="freeipa_5f_upstream_5f_slide_5f_v2-outline3" style:display-name="freeipa_upstream_slide_v2-outline3" style:family="presentation" style:parent-style-name="freeipa_5f_upstream_5f_slide_5f_v2-outline2">
      <style:paragraph-properties fo:margin-left="0cm" fo:margin-right="0cm" fo:margin-top="0cm" fo:margin-bottom="0.299cm" fo:text-indent="0cm"/>
      <style:text-properties fo:font-size="24pt" style:font-size-asian="24pt" style:font-size-complex="24pt"/>
    </style:style>
    <style:style style:name="freeipa_5f_upstream_5f_slide_5f_v2-outline4" style:display-name="freeipa_upstream_slide_v2-outline4" style:family="presentation" style:parent-style-name="freeipa_5f_upstream_5f_slide_5f_v2-outline3">
      <style:paragraph-properties fo:margin-left="0cm" fo:margin-right="0cm" fo:margin-top="0cm" fo:margin-bottom="0.199cm" fo:text-indent="0cm"/>
      <style:text-properties fo:font-size="20pt" style:font-size-asian="20pt" style:font-size-complex="20pt"/>
    </style:style>
    <style:style style:name="freeipa_5f_upstream_5f_slide_5f_v2-outline5" style:display-name="freeipa_upstream_slide_v2-outline5" style:family="presentation" style:parent-style-name="freeipa_5f_upstream_5f_slide_5f_v2-outline4">
      <style:paragraph-properties fo:margin-left="0cm" fo:margin-right="0cm" fo:margin-top="0cm" fo:margin-bottom="0.099cm" fo:text-indent="0cm"/>
      <style:text-properties fo:font-size="20pt" style:font-size-asian="20pt" style:font-size-complex="20pt"/>
    </style:style>
    <style:style style:name="freeipa_5f_upstream_5f_slide_5f_v2-outline6" style:display-name="freeipa_upstream_slide_v2-outline6" style:family="presentation" style:parent-style-name="freeipa_5f_upstream_5f_slide_5f_v2-outline5">
      <style:paragraph-properties fo:margin-left="0cm" fo:margin-right="0cm" fo:margin-top="0cm" fo:margin-bottom="0.099cm" fo:text-indent="0cm"/>
      <style:text-properties fo:font-size="20pt" style:font-size-asian="20pt" style:font-size-complex="20pt"/>
    </style:style>
    <style:style style:name="freeipa_5f_upstream_5f_slide_5f_v2-outline7" style:display-name="freeipa_upstream_slide_v2-outline7" style:family="presentation" style:parent-style-name="freeipa_5f_upstream_5f_slide_5f_v2-outline6">
      <style:paragraph-properties fo:margin-left="0cm" fo:margin-right="0cm" fo:margin-top="0cm" fo:margin-bottom="0.099cm" fo:text-indent="0cm"/>
      <style:text-properties fo:font-size="20pt" style:font-size-asian="20pt" style:font-size-complex="20pt"/>
    </style:style>
    <style:style style:name="freeipa_5f_upstream_5f_slide_5f_v2-outline8" style:display-name="freeipa_upstream_slide_v2-outline8" style:family="presentation" style:parent-style-name="freeipa_5f_upstream_5f_slide_5f_v2-outline7">
      <style:paragraph-properties fo:margin-left="0cm" fo:margin-right="0cm" fo:margin-top="0cm" fo:margin-bottom="0.099cm" fo:text-indent="0cm"/>
      <style:text-properties fo:font-size="20pt" style:font-size-asian="20pt" style:font-size-complex="20pt"/>
    </style:style>
    <style:style style:name="freeipa_5f_upstream_5f_slide_5f_v2-outline9" style:display-name="freeipa_upstream_slide_v2-outline9" style:family="presentation" style:parent-style-name="freeipa_5f_upstream_5f_slide_5f_v2-outline8">
      <style:paragraph-properties fo:margin-left="0cm" fo:margin-right="0cm" fo:margin-top="0cm" fo:margin-bottom="0.099cm" fo:text-indent="0cm"/>
      <style:text-properties fo:font-size="20pt" style:font-size-asian="20pt" style:font-size-complex="20pt"/>
    </style:style>
    <style:style style:name="freeipa_5f_upstream_5f_slide_5f_v2-subtitle" style:display-name="freeipa_upstream_slide_v2-subtitle" style:family="presentation">
      <style:graphic-properties draw:stroke="none" draw:fill="none" draw:textarea-vertical-align="middle">
        <text:list-style style:name="freeipa_5f_upstream_5f_slide_5f_v2-subtitle" style:display-name="freeipa_upstream_slide_v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ipa_5f_upstream_5f_slide_5f_v2-title" style:display-name="freeipa_upstream_slide_v2-title" style:family="presentation">
      <style:graphic-properties draw:stroke="none" draw:fill="none" draw:textarea-vertical-align="middle">
        <text:list-style style:name="freeipa_5f_upstream_5f_slide_5f_v2-title" style:display-name="freeipa_upstream_slide_v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roman"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freeipa_5f_upstream_5f_title-background" style:display-name="freeipa_upstream_title-background" style:family="presentation">
      <style:graphic-properties draw:stroke="none" draw:fill="gradient" draw:fill-color="#4e376b" draw:fill-gradient-name="FreeIPA" draw:fill-image-width="0cm" draw:fill-image-height="0cm"/>
      <style:text-properties style:letter-kerning="true"/>
    </style:style>
    <style:style style:name="freeipa_5f_upstream_5f_title-backgroundobjects" style:display-name="freeipa_upstream_title-backgroundobjects" style:family="presentation">
      <style:graphic-properties draw:textarea-horizontal-align="justify" draw:shadow="hidden" draw:shadow-offset-x="0.2cm" draw:shadow-offset-y="0.2cm" draw:shadow-color="#808080"/>
      <style:text-properties style:letter-kerning="true"/>
    </style:style>
    <style:style style:name="freeipa_5f_upstream_5f_title-notes" style:display-name="freeipa_upstream_titl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freeipa_5f_upstream_5f_title-outline1" style:display-name="freeipa_upstream_title-outline1" style:family="presentation">
      <style:graphic-properties draw:stroke="none" draw:fill="none" draw:auto-grow-height="false" draw:fit-to-size="shrink-to-fit">
        <text:list-style style:name="freeipa_5f_upstream_5f_title-outline1" style:display-name="freeipa_upstream_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ipa_5f_upstream_5f_title-outline2" style:display-name="freeipa_upstream_title-outline2" style:family="presentation" style:parent-style-name="freeipa_5f_upstream_5f_title-outline1">
      <style:paragraph-properties fo:margin-left="0cm" fo:margin-right="0cm" fo:margin-top="0cm" fo:margin-bottom="0.399cm" fo:text-indent="0cm"/>
      <style:text-properties fo:font-size="28pt" style:font-size-asian="28pt" style:font-size-complex="28pt"/>
    </style:style>
    <style:style style:name="freeipa_5f_upstream_5f_title-outline3" style:display-name="freeipa_upstream_title-outline3" style:family="presentation" style:parent-style-name="freeipa_5f_upstream_5f_title-outline2">
      <style:paragraph-properties fo:margin-left="0cm" fo:margin-right="0cm" fo:margin-top="0cm" fo:margin-bottom="0.299cm" fo:text-indent="0cm"/>
      <style:text-properties fo:font-size="24pt" style:font-size-asian="24pt" style:font-size-complex="24pt"/>
    </style:style>
    <style:style style:name="freeipa_5f_upstream_5f_title-outline4" style:display-name="freeipa_upstream_title-outline4" style:family="presentation" style:parent-style-name="freeipa_5f_upstream_5f_title-outline3">
      <style:paragraph-properties fo:margin-left="0cm" fo:margin-right="0cm" fo:margin-top="0cm" fo:margin-bottom="0.199cm" fo:text-indent="0cm"/>
      <style:text-properties fo:font-size="20pt" style:font-size-asian="20pt" style:font-size-complex="20pt"/>
    </style:style>
    <style:style style:name="freeipa_5f_upstream_5f_title-outline5" style:display-name="freeipa_upstream_title-outline5" style:family="presentation" style:parent-style-name="freeipa_5f_upstream_5f_title-outline4">
      <style:paragraph-properties fo:margin-left="0cm" fo:margin-right="0cm" fo:margin-top="0cm" fo:margin-bottom="0.099cm" fo:text-indent="0cm"/>
      <style:text-properties fo:font-size="20pt" style:font-size-asian="20pt" style:font-size-complex="20pt"/>
    </style:style>
    <style:style style:name="freeipa_5f_upstream_5f_title-outline6" style:display-name="freeipa_upstream_title-outline6" style:family="presentation" style:parent-style-name="freeipa_5f_upstream_5f_title-outline5">
      <style:paragraph-properties fo:margin-left="0cm" fo:margin-right="0cm" fo:margin-top="0cm" fo:margin-bottom="0.099cm" fo:text-indent="0cm"/>
      <style:text-properties fo:font-size="20pt" style:font-size-asian="20pt" style:font-size-complex="20pt"/>
    </style:style>
    <style:style style:name="freeipa_5f_upstream_5f_title-outline7" style:display-name="freeipa_upstream_title-outline7" style:family="presentation" style:parent-style-name="freeipa_5f_upstream_5f_title-outline6">
      <style:paragraph-properties fo:margin-left="0cm" fo:margin-right="0cm" fo:margin-top="0cm" fo:margin-bottom="0.099cm" fo:text-indent="0cm"/>
      <style:text-properties fo:font-size="20pt" style:font-size-asian="20pt" style:font-size-complex="20pt"/>
    </style:style>
    <style:style style:name="freeipa_5f_upstream_5f_title-outline8" style:display-name="freeipa_upstream_title-outline8" style:family="presentation" style:parent-style-name="freeipa_5f_upstream_5f_title-outline7">
      <style:paragraph-properties fo:margin-left="0cm" fo:margin-right="0cm" fo:margin-top="0cm" fo:margin-bottom="0.099cm" fo:text-indent="0cm"/>
      <style:text-properties fo:font-size="20pt" style:font-size-asian="20pt" style:font-size-complex="20pt"/>
    </style:style>
    <style:style style:name="freeipa_5f_upstream_5f_title-outline9" style:display-name="freeipa_upstream_title-outline9" style:family="presentation" style:parent-style-name="freeipa_5f_upstream_5f_title-outline8">
      <style:paragraph-properties fo:margin-left="0cm" fo:margin-right="0cm" fo:margin-top="0cm" fo:margin-bottom="0.099cm" fo:text-indent="0cm"/>
      <style:text-properties fo:font-size="20pt" style:font-size-asian="20pt" style:font-size-complex="20pt"/>
    </style:style>
    <style:style style:name="freeipa_5f_upstream_5f_title-subtitle" style:display-name="freeipa_upstream_title-subtitle" style:family="presentation">
      <style:graphic-properties draw:stroke="none" draw:fill="none" draw:textarea-vertical-align="middle">
        <text:list-style style:name="freeipa_5f_upstream_5f_title-subtitle" style:display-name="freeipa_upstream_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eipa_5f_upstream_5f_title-title" style:display-name="freeipa_upstream_title-title" style:family="presentation">
      <style:graphic-properties draw:stroke="none" draw:fill="none" draw:textarea-vertical-align="middle">
        <text:list-style style:name="freeipa_5f_upstream_5f_title-title" style:display-name="freeipa_upstream_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b4aa0" style:text-outline="false" style:text-line-through-style="none" fo:font-family="'Liberation Sans'" style:font-family-generic="roman" style:font-pitch="variable" fo:font-size="44pt" fo:font-style="normal" fo:text-shadow="1pt 1pt" style:text-underline-style="none" fo:font-weight="bold" style:letter-kerning="true" style:font-family-asian="'DejaVu Sans'" style:font-family-generic-asian="system" style:font-pitch-asian="variable" style:font-size-asian="44pt" style:font-style-asian="normal" style:font-weight-asian="bold"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color="#4e376b" draw:fill-gradient-name="FreeIPA"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ffffff" draw:fill="none" draw:fill-color="#ffffff" draw:fill-image-width="0cm" draw:fill-image-height="0cm" draw:textarea-horizontal-align="left" draw:auto-grow-height="true" draw:auto-grow-width="true" fo:min-height="0cm" fo:min-width="6.655cm"/>
    </style:style>
    <style:style style:name="Mpr1" style:family="presentation" style:parent-style-name="freeipa_5f_upstream_5f_slide_5f_v2-backgroundobjects">
      <style:graphic-properties draw:fill="solid" draw:fill-color="#1b4aa0" draw:textarea-vertical-align="middle" draw:auto-grow-height="false"/>
    </style:style>
    <style:style style:name="Mpr2" style:family="presentation" style:parent-style-name="freeipa_5f_upstream_5f_slide_5f_v2-backgroundobjects">
      <style:graphic-properties draw:stroke="none" draw:fill="none" draw:fill-color="#ffffff" draw:auto-grow-height="false" fo:min-height="1.449cm"/>
    </style:style>
    <style:style style:name="Mpr3" style:family="presentation" style:parent-style-name="freeipa_5f_upstream_5f_slide_5f_v2-backgroundobjects">
      <style:graphic-properties draw:stroke="none" draw:fill-color="#ffffff" draw:textarea-vertical-align="middle" draw:auto-grow-height="false"/>
    </style:style>
    <style:style style:name="Mpr4" style:family="presentation" style:parent-style-name="freeipa_5f_upstream_5f_slide_5f_v2-backgroundobjects">
      <style:graphic-properties draw:stroke="none" draw:fill="none" draw:fill-color="#ffffff" draw:auto-grow-height="false" fo:min-height="1.397cm"/>
    </style:style>
    <style:style style:name="Mpr5" style:family="presentation" style:parent-style-name="freeipa_5f_upstream_5f_slide_5f_v2-backgroundobjects">
      <style:graphic-properties draw:stroke="none" draw:fill="none" draw:fill-color="#ffffff" draw:textarea-vertical-align="bottom" draw:auto-grow-height="false" fo:min-height="1.397cm"/>
    </style:style>
    <style:style style:name="Mpr6" style:family="presentation" style:parent-style-name="freeipa_5f_upstream_5f_title-backgroundobjects">
      <style:graphic-properties draw:fill="solid" draw:fill-color="#1b4aa0" draw:textarea-vertical-align="middle" draw:auto-grow-height="false"/>
    </style:style>
    <style:style style:name="Mpr7" style:family="presentation" style:parent-style-name="freeipa_5f_upstream_5f_title-backgroundobjects">
      <style:graphic-properties draw:stroke="none" draw:fill="none" fo:min-height="1.524cm"/>
    </style:style>
    <style:style style:name="Mpr8" style:family="presentation" style:parent-style-name="freeipa_5f_upstream_5f_title-backgroundobjects">
      <style:graphic-properties draw:stroke="none" draw:fill="none" draw:fill-color="#ffffff" draw:auto-grow-height="false" fo:min-height="1.397cm"/>
    </style:style>
    <style:style style:name="Mpr9" style:family="presentation" style:parent-style-name="freeipa_5f_upstream_5f_titl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ab-stops/>
      </style:paragraph-properties>
      <style:text-properties fo:font-size="14pt" style:font-size-asian="14pt" style:font-size-complex="14pt"/>
    </style:style>
    <style:style style:name="MP5" style:family="paragraph">
      <style:paragraph-properties fo:text-align="end"/>
      <style:text-properties fo:font-size="14pt" style:font-size-asian="14pt" style:font-size-complex="14pt"/>
    </style:style>
    <style:style style:name="MP6" style:family="paragraph">
      <style:text-properties fo:color="#ffffff" fo:font-size="18pt" fo:font-weight="normal" style:font-weight-asian="normal" style:font-weight-complex="normal"/>
    </style:style>
    <style:style style:name="MP7" style:family="paragraph">
      <style:text-properties fo:font-size="14pt" style:font-size-asian="14pt" style:font-size-complex="14pt"/>
    </style:style>
    <style:style style:name="MP8" style:family="paragraph">
      <style:paragraph-properties fo:text-align="center"/>
      <style:text-properties fo:color="#00ae00" fo:font-size="24pt"/>
    </style:style>
    <style:style style:name="MT1" style:family="text">
      <style:text-properties fo:font-size="14pt" style:font-size-asian="14pt" style:font-size-complex="14pt"/>
    </style:style>
    <style:style style:name="MT2" style:family="text">
      <style:text-properties fo:color="#ffffff" fo:font-family="'Liberation Sans'" style:font-family-generic="swiss" style:font-pitch="variable" fo:font-size="14pt" fo:font-weight="bold" style:font-size-asian="14pt" style:font-weight-asian="bold" style:font-size-complex="14pt" style:font-weight-complex="bold"/>
    </style:style>
    <style:style style:name="MT3" style:family="text">
      <style:text-properties fo:color="#ffffff" fo:font-size="18pt" fo:font-weight="normal" style:font-weight-asian="normal" style:font-weight-complex="normal"/>
    </style:style>
    <style:style style:name="MT4" style:family="text">
      <style:text-properties fo:color="#00ae00" fo:font-family="'Liberation Sans'" style:font-family-generic="swiss" style:font-pitch="variable" fo:font-size="32pt" fo:text-shadow="1pt 1pt" fo:font-weight="bold" style:font-size-asian="32pt" style:font-weight-asian="bold" style:font-size-complex="32pt" style:font-weight-complex="bold"/>
    </style:style>
    <style:style style:name="MT5" style:family="text">
      <style:text-properties fo:color="#00ae00" fo:font-size="32pt" fo:text-shadow="1pt 1pt" style:font-size-asian="32pt" style:font-size-complex="3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freeipa_5f_upstream_5f_slide_5f_v2" style:display-name="freeipa_upstream_slide_v2" style:page-layout-name="PM1" draw:style-name="Mdp1">
      <office:forms form:automatic-focus="false" form:apply-design-mode="false"/>
      <draw:frame presentation:style-name="freeipa_5f_upstream_5f_slide_5f_v2-outline1" draw:layer="backgroundobjects" svg:width="25.199cm" svg:height="12.18cm" svg:x="1.399cm" svg:y="3.554cm" presentation:class="outline" presentation:placeholder="true">
        <draw:text-box draw:corner-radius="0.379cm"/>
      </draw:frame>
      <draw:custom-shape presentation:style-name="Mpr1" draw:text-style-name="MP3" draw:layer="backgroundobjects" svg:width="28cm" svg:height="0.94cm" svg:x="0cm" svg:y="20.06cm">
        <text:p/>
        <draw:enhanced-geometry svg:viewBox="0 0 21600 21600" draw:type="rectangle" draw:enhanced-path="M 0 0 L 21600 0 21600 21600 0 21600 0 0 Z N"/>
      </draw:custom-shape>
      <draw:frame presentation:style-name="Mpr2" draw:text-style-name="MP5" draw:layer="backgroundobjects" svg:width="3.049cm" svg:height="0.686cm" svg:x="12.475cm" svg:y="20.314cm" presentation:class="page-number">
        <draw:text-box>
          <text:p text:style-name="MP4"><text:span text:style-name="MT2"><text:page-number>&lt;number&gt;</text:page-number></text:span></text:p>
        </draw:text-box>
      </draw:frame>
      <draw:frame draw:style-name="Mgr3" draw:text-style-name="MP3" draw:layer="backgroundobjects" svg:width="8.64cm" svg:height="2.671cm" svg:x="0.299cm" svg:y="0.583cm">
        <draw:image xlink:href="Pictures/10000201000000D200000041BC5EBBCF.png" xlink:type="simple" xlink:show="embed" xlink:actuate="onLoad">
          <text:p/>
        </draw:image>
      </draw:frame>
      <draw:frame draw:style-name="Mgr4" draw:text-style-name="MP6" draw:layer="backgroundobjects" svg:width="7.155cm" svg:height="0.962cm" svg:x="20.834cm" svg:y="20.017cm">
        <draw:text-box>
          <text:p><text:span text:style-name="MT3">FreeIPA Training Series</text:span></text:p>
        </draw:text-box>
      </draw:frame>
      <draw:custom-shape presentation:style-name="Mpr3" draw:text-style-name="MP3" draw:layer="backgroundobjects" svg:width="7.368cm" svg:height="2.955cm" svg:x="2.794cm" svg:y="0.299cm">
        <text:p/>
        <draw:enhanced-geometry svg:viewBox="0 0 21600 21600" draw:type="rectangle" draw:enhanced-path="M 0 0 L 21600 0 21600 21600 0 21600 0 0 Z N"/>
      </draw:custom-shape>
      <draw:frame presentation:style-name="freeipa_5f_upstream_5f_slide_5f_v2-title" draw:layer="backgroundobjects" svg:width="23.63cm" svg:height="2.464cm" svg:x="3.094cm" svg:y="0.528cm" presentation:class="title" presentation:placeholder="true">
        <draw:text-box/>
      </draw:frame>
      <presentation:notes style:page-layout-name="PM0">
        <draw:page-thumbnail presentation:style-name="freeipa_5f_upstream_5f_slide_5f_v2-title" draw:layer="backgroundobjects" svg:width="0.001cm" svg:height="0.001cm" svg:x="0cm" svg:y="2.123cm" presentation:class="page"/>
        <draw:frame presentation:style-name="freeipa_5f_upstream_5f_slide_5f_v2-notes" draw:layer="backgroundobjects" svg:width="17.271cm" svg:height="12.572cm" svg:x="2.159cm" svg:y="13.271cm" presentation:class="notes" presentation:placeholder="true">
          <draw:text-box/>
        </draw:frame>
        <draw:frame presentation:style-name="Mpr4" draw:text-style-name="MP7" draw:layer="backgroundobjects" svg:width="9.369cm" svg:height="1.396cm" svg:x="0cm" svg:y="0cm" presentation:class="header">
          <draw:text-box>
            <text:p text:style-name="MP7"><text:span text:style-name="MT1"><presentation:header/></text:span></text:p>
          </draw:text-box>
        </draw:frame>
        <draw:frame presentation:style-name="Mpr4" draw:text-style-name="MP5" draw:layer="backgroundobjects" svg:width="9.369cm" svg:height="1.396cm" svg:x="12.22cm" svg:y="0cm" presentation:class="date-time">
          <draw:text-box>
            <text:p text:style-name="MP5"><text:span text:style-name="MT1"><presentation:date-time/></text:span></text:p>
          </draw:text-box>
        </draw:frame>
        <draw:frame presentation:style-name="Mpr5" draw:text-style-name="MP7" draw:layer="backgroundobjects" svg:width="9.369cm" svg:height="1.396cm" svg:x="0cm" svg:y="26.543cm" presentation:class="footer">
          <draw:text-box>
            <text:p text:style-name="MP7"><text:span text:style-name="MT1"><presentation:footer/></text:span></text:p>
          </draw:text-box>
        </draw:frame>
        <draw:frame presentation:style-name="Mpr5" draw:text-style-name="MP5" draw:layer="backgroundobjects" svg:width="9.369cm" svg:height="1.396cm" svg:x="12.22cm" svg:y="26.543cm" presentation:class="page-number">
          <draw:text-box>
            <text:p text:style-name="MP5"><text:span text:style-name="MT1"><text:page-number>&lt;number&gt;</text:page-number></text:span></text:p>
          </draw:text-box>
        </draw:frame>
      </presentation:notes>
    </style:master-page>
    <style:master-page style:name="freeipa_5f_upstream_5f_title" style:display-name="freeipa_upstream_title" style:page-layout-name="PM1" draw:style-name="Mdp2">
      <office:forms form:automatic-focus="false" form:apply-design-mode="false"/>
      <draw:frame presentation:style-name="freeipa_5f_upstream_5f_title-outline1" draw:layer="backgroundobjects" svg:width="25.414cm" svg:height="12.18cm" svg:x="1.508cm" svg:y="6.457cm" presentation:class="outline" presentation:placeholder="true">
        <draw:text-box/>
      </draw:frame>
      <draw:frame presentation:style-name="freeipa_5f_upstream_5f_title-title" draw:layer="backgroundobjects" svg:width="25.199cm" svg:height="3.506cm" svg:x="1.4cm" svg:y="8.747cm" presentation:class="title" presentation:placeholder="true">
        <draw:text-box/>
      </draw:frame>
      <draw:custom-shape presentation:style-name="Mpr6" draw:text-style-name="MP3" draw:layer="backgroundobjects" svg:width="28cm" svg:height="0.94cm" svg:x="0.002cm" svg:y="20.065cm">
        <text:p/>
        <draw:enhanced-geometry svg:viewBox="0 0 21600 21600" draw:type="rectangle" draw:enhanced-path="M 0 0 L 21600 0 21600 21600 0 21600 0 0 Z N"/>
      </draw:custom-shape>
      <draw:frame presentation:style-name="Mpr7" draw:text-style-name="MP8" draw:layer="backgroundobjects" svg:width="12.958cm" svg:height="1.524cm" svg:x="13.974cm" svg:y="0.981cm">
        <draw:text-box>
          <text:p text:style-name="MP3"><text:span text:style-name="MT4">FreeIPA Training Series</text:span><text:span text:style-name="MT5"> </text:span></text:p>
        </draw:text-box>
      </draw:frame>
      <draw:frame draw:style-name="Mgr3" draw:text-style-name="MP3" draw:layer="backgroundobjects" svg:width="8.64cm" svg:height="2.671cm" svg:x="0.299cm" svg:y="0.595cm">
        <draw:image xlink:href="Pictures/10000201000000D200000041645FBC1B.png" xlink:type="simple" xlink:show="embed" xlink:actuate="onLoad">
          <text:p/>
        </draw:image>
      </draw:frame>
      <presentation:notes style:page-layout-name="PM0">
        <draw:page-thumbnail presentation:style-name="freeipa_5f_upstream_5f_title-title" draw:layer="backgroundobjects" svg:width="13.968cm" svg:height="10.476cm" svg:x="3.81cm" svg:y="2.123cm" presentation:class="page"/>
        <draw:frame presentation:style-name="freeipa_5f_upstream_5f_title-notes" draw:layer="backgroundobjects" svg:width="17.271cm" svg:height="12.572cm" svg:x="2.159cm" svg:y="13.271cm" presentation:class="notes" presentation:placeholder="true">
          <draw:text-box/>
        </draw:frame>
        <draw:frame presentation:style-name="Mpr8" draw:text-style-name="MP7" draw:layer="backgroundobjects" svg:width="9.369cm" svg:height="1.396cm" svg:x="0cm" svg:y="0cm" presentation:class="header">
          <draw:text-box>
            <text:p text:style-name="MP7"><text:span text:style-name="MT1"><presentation:header/></text:span></text:p>
          </draw:text-box>
        </draw:frame>
        <draw:frame presentation:style-name="Mpr8" draw:text-style-name="MP5" draw:layer="backgroundobjects" svg:width="9.369cm" svg:height="1.396cm" svg:x="12.22cm" svg:y="0cm" presentation:class="date-time">
          <draw:text-box>
            <text:p text:style-name="MP5"><text:span text:style-name="MT1"><presentation:date-time/></text:span></text:p>
          </draw:text-box>
        </draw:frame>
        <draw:frame presentation:style-name="Mpr9" draw:text-style-name="MP7" draw:layer="backgroundobjects" svg:width="9.369cm" svg:height="1.396cm" svg:x="0cm" svg:y="26.543cm" presentation:class="footer">
          <draw:text-box>
            <text:p text:style-name="MP7"><text:span text:style-name="MT1"><presentation:footer/></text:span></text:p>
          </draw:text-box>
        </draw:frame>
        <draw:frame presentation:style-name="Mpr9" draw:text-style-name="MP5" draw:layer="backgroundobjects" svg:width="9.369cm" svg:height="1.396cm" svg:x="12.22cm" svg:y="26.543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_64 LibreOffice_project/360m1$Build-2</meta:generator>
    <meta:creation-date>2011-08-08T12:00:45</meta:creation-date>
    <dc:language>en-US</dc:language>
    <meta:editing-cycles>314</meta:editing-cycles>
    <meta:editing-duration>P4DT8H17M37S</meta:editing-duration>
    <meta:initial-creator>Brian Gollaher</meta:initial-creator>
    <dc:date>2013-06-05T09:21:20</dc:date>
    <dc:creator>Martin Kosek</dc:creator>
    <meta:document-statistic meta:object-count="159"/>
    <meta:user-defined meta:name="Info 1"/>
    <meta:user-defined meta:name="Info 2"/>
    <meta:user-defined meta:name="Info 3"/>
    <meta:user-defined meta:name="Info 4"/>
  </office:meta>
</office:document-meta>
</file>